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009cm" fo:margin-left="0cm" table:align="left"/>
    </style:style>
    <style:style style:name="Tabela1.A" style:family="table-column">
      <style:table-column-properties style:column-width="3.2cm"/>
    </style:style>
    <style:style style:name="Tabela1.C" style:family="table-column">
      <style:table-column-properties style:column-width="3.491cm"/>
    </style:style>
    <style:style style:name="Tabela1.D" style:family="table-column">
      <style:table-column-properties style:column-width="6.1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998cm" table:align="left"/>
    </style:style>
    <style:style style:name="Tabela2.A" style:family="table-column">
      <style:table-column-properties style:column-width="1.005cm"/>
    </style:style>
    <style:style style:name="Tabela2.B" style:family="table-column">
      <style:table-column-properties style:column-width="7.992cm"/>
    </style:style>
    <style:style style:name="Tabela2.C" style:family="table-column">
      <style:table-column-properties style:column-width="3.5cm"/>
    </style:style>
    <style:style style:name="Tabela2.D" style:family="table-column">
      <style:table-column-properties style:column-width="3.5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4.001cm" style:rel-column-width="16383*"/>
    </style:style>
    <style:style style:name="Tabela3.D" style:family="table-column">
      <style:table-column-properties style:column-width="4.001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1" style:family="table-row">
      <style:table-row-properties style:min-row-height="9.89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2078" officeooo:paragraph-rsid="0001207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2078" officeooo:paragraph-rsid="0001207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12078" officeooo:paragraph-rsid="00012078" style:font-weight-asian="normal" style:font-weight-complex="normal"/>
    </style:style>
    <style:style style:name="P4" style:family="paragraph" style:parent-style-name="Text_20_body">
      <style:text-properties officeooo:rsid="00012078"/>
    </style:style>
    <style:style style:name="P5" style:family="paragraph" style:parent-style-name="Text_20_body">
      <style:text-properties officeooo:rsid="00012078" officeooo:paragraph-rsid="00012078"/>
    </style:style>
    <style:style style:name="P6" style:family="paragraph" style:parent-style-name="Text_20_body">
      <style:text-properties officeooo:rsid="0002f623" officeooo:paragraph-rsid="0002f623"/>
    </style:style>
    <style:style style:name="P7" style:family="paragraph" style:parent-style-name="Text_20_body">
      <style:text-properties officeooo:rsid="00046c03" officeooo:paragraph-rsid="00046c03"/>
    </style:style>
    <style:style style:name="P8" style:family="paragraph" style:parent-style-name="Text_20_body">
      <style:text-properties officeooo:rsid="0005b0ef" officeooo:paragraph-rsid="0005b0ef"/>
    </style:style>
    <style:style style:name="P9" style:family="paragraph" style:parent-style-name="Text_20_body">
      <style:text-properties officeooo:rsid="000807f4" officeooo:paragraph-rsid="000807f4"/>
    </style:style>
    <style:style style:name="P10" style:family="paragraph" style:parent-style-name="Text_20_body">
      <style:text-properties fo:font-style="normal" fo:font-weight="normal" officeooo:rsid="0002f623" officeooo:paragraph-rsid="0001207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es" fo:country="ES" fo:font-weight="bold" officeooo:rsid="0005b0ef" officeooo:paragraph-rsid="0005b0ef" style:font-weight-asian="bold" style:font-weight-complex="bold"/>
    </style:style>
    <style:style style:name="P12" style:family="paragraph" style:parent-style-name="Text_20_body">
      <style:text-properties fo:language="es" fo:country="ES" fo:font-weight="bold" officeooo:rsid="00111c34" officeooo:paragraph-rsid="00111c34" style:font-weight-asian="bold" style:font-weight-complex="bold"/>
    </style:style>
    <style:style style:name="P13" style:family="paragraph" style:parent-style-name="Text_20_body">
      <style:text-properties fo:language="es" fo:country="ES" fo:font-weight="bold" officeooo:rsid="000eade8" officeooo:paragraph-rsid="000eade8" style:font-weight-asian="bold" style:font-weight-complex="bold"/>
    </style:style>
    <style:style style:name="P14" style:family="paragraph" style:parent-style-name="Text_20_body">
      <style:text-properties fo:language="es" fo:country="ES" officeooo:rsid="000807f4" officeooo:paragraph-rsid="000807f4"/>
    </style:style>
    <style:style style:name="P15" style:family="paragraph" style:parent-style-name="Text_20_body">
      <style:text-properties fo:language="es" fo:country="ES" officeooo:rsid="000a1226" officeooo:paragraph-rsid="000a1226"/>
    </style:style>
    <style:style style:name="P16" style:family="paragraph" style:parent-style-name="Text_20_body">
      <style:text-properties fo:language="es" fo:country="ES" officeooo:rsid="000eade8" officeooo:paragraph-rsid="000eade8"/>
    </style:style>
    <style:style style:name="P17" style:family="paragraph" style:parent-style-name="Text_20_body">
      <style:text-properties fo:language="es" fo:country="ES" fo:font-weight="normal" officeooo:rsid="00167543" officeooo:paragraph-rsid="00167543" style:font-weight-asian="normal" style:font-weight-complex="normal"/>
    </style:style>
    <style:style style:name="P18" style:family="paragraph" style:parent-style-name="Text_20_body">
      <style:text-properties fo:language="es" fo:country="ES" fo:font-weight="normal" officeooo:rsid="00111c34" officeooo:paragraph-rsid="00111c34" style:font-weight-asian="normal" style:font-weight-complex="normal"/>
    </style:style>
    <style:style style:name="P19" style:family="paragraph" style:parent-style-name="Text_20_body">
      <style:text-properties fo:language="es" fo:country="ES" fo:font-weight="normal" officeooo:rsid="00123b05" officeooo:paragraph-rsid="00123b05" style:font-weight-asian="normal" style:font-weight-complex="normal"/>
    </style:style>
    <style:style style:name="P20" style:family="paragraph" style:parent-style-name="Text_20_body">
      <style:text-properties fo:language="es" fo:country="ES" fo:font-weight="normal" officeooo:rsid="00123b05" officeooo:paragraph-rsid="001604e4" style:font-weight-asian="normal" style:font-weight-complex="normal"/>
    </style:style>
    <style:style style:name="P21" style:family="paragraph" style:parent-style-name="Text_20_body">
      <style:text-properties fo:language="es" fo:country="ES" style:text-underline-style="solid" style:text-underline-width="auto" style:text-underline-color="font-color" fo:font-weight="bold" officeooo:rsid="003929f4" officeooo:paragraph-rsid="003929f4" style:font-weight-asian="bold" style:font-weight-complex="bold"/>
    </style:style>
    <style:style style:name="P22" style:family="paragraph" style:parent-style-name="Text_20_body">
      <style:text-properties fo:language="es" fo:country="ES" style:text-underline-style="solid" style:text-underline-width="auto" style:text-underline-color="font-color" fo:font-weight="bold" officeooo:rsid="003b28f8" officeooo:paragraph-rsid="003b28f8" style:font-weight-asian="bold" style:font-weight-complex="bold"/>
    </style:style>
    <style:style style:name="P23" style:family="paragraph" style:parent-style-name="Text_20_body">
      <style:text-properties fo:language="es" fo:country="ES" style:text-underline-style="none" fo:font-weight="bold" officeooo:rsid="003b8e52" officeooo:paragraph-rsid="003b28f8" style:font-weight-asian="bold" style:font-weight-complex="bold"/>
    </style:style>
    <style:style style:name="P24" style:family="paragraph" style:parent-style-name="Text_20_body">
      <style:text-properties fo:language="es" fo:country="ES" officeooo:rsid="0056bf33" officeooo:paragraph-rsid="0056bf33"/>
    </style:style>
    <style:style style:name="P25" style:family="paragraph" style:parent-style-name="Text_20_body">
      <style:text-properties fo:language="es" fo:country="ES" officeooo:rsid="005c0da9" officeooo:paragraph-rsid="005c0da9"/>
    </style:style>
    <style:style style:name="P26" style:family="paragraph" style:parent-style-name="Text_20_body">
      <style:text-properties fo:language="es" fo:country="ES" officeooo:rsid="006793d8" officeooo:paragraph-rsid="006793d8"/>
    </style:style>
    <style:style style:name="P27" style:family="paragraph" style:parent-style-name="Text_20_body">
      <style:text-properties fo:language="es" fo:country="ES" officeooo:rsid="006793d8" officeooo:paragraph-rsid="00694672"/>
    </style:style>
    <style:style style:name="P28" style:family="paragraph" style:parent-style-name="Text_20_body">
      <style:text-properties officeooo:rsid="000eade8" officeooo:paragraph-rsid="000eade8"/>
    </style:style>
    <style:style style:name="P29" style:family="paragraph" style:parent-style-name="Text_20_body">
      <style:text-properties fo:font-weight="normal" officeooo:rsid="00161cde" officeooo:paragraph-rsid="00161cde" style:font-weight-asian="normal" style:font-weight-complex="normal"/>
    </style:style>
    <style:style style:name="P30" style:family="paragraph" style:parent-style-name="Text_20_body">
      <style:text-properties fo:language="pt" fo:country="BR" fo:font-weight="normal" officeooo:rsid="00167543" officeooo:paragraph-rsid="00167543" style:font-weight-asian="normal" style:font-weight-complex="normal"/>
    </style:style>
    <style:style style:name="P31" style:family="paragraph" style:parent-style-name="Text_20_body">
      <style:text-properties officeooo:rsid="001604e4" officeooo:paragraph-rsid="001604e4"/>
    </style:style>
    <style:style style:name="P32" style:family="paragraph" style:parent-style-name="Text_20_body">
      <style:text-properties officeooo:rsid="00161cde" officeooo:paragraph-rsid="00161cde"/>
    </style:style>
    <style:style style:name="P33" style:family="paragraph" style:parent-style-name="Text_20_body">
      <style:text-properties officeooo:paragraph-rsid="001818c5"/>
    </style:style>
    <style:style style:name="P34" style:family="paragraph" style:parent-style-name="Text_20_body">
      <style:text-properties officeooo:rsid="00184367" officeooo:paragraph-rsid="00184367"/>
    </style:style>
    <style:style style:name="P35" style:family="paragraph" style:parent-style-name="Text_20_body">
      <style:text-properties officeooo:rsid="0019e9c7" officeooo:paragraph-rsid="0019e9c7"/>
    </style:style>
    <style:style style:name="P36" style:family="paragraph" style:parent-style-name="Text_20_body">
      <style:text-properties fo:font-size="4pt" officeooo:rsid="001cd32b" officeooo:paragraph-rsid="001cd32b" style:font-size-asian="4pt" style:font-size-complex="4pt"/>
    </style:style>
    <style:style style:name="P37" style:family="paragraph" style:parent-style-name="Text_20_body">
      <style:text-properties officeooo:rsid="00201b19" officeooo:paragraph-rsid="00201b19"/>
    </style:style>
    <style:style style:name="P38" style:family="paragraph" style:parent-style-name="Text_20_body">
      <style:text-properties officeooo:rsid="0023feed" officeooo:paragraph-rsid="0023feed"/>
    </style:style>
    <style:style style:name="P39" style:family="paragraph" style:parent-style-name="Text_20_body">
      <style:text-properties style:text-underline-style="solid" style:text-underline-width="auto" style:text-underline-color="font-color" officeooo:rsid="003051f7" officeooo:paragraph-rsid="003051f7"/>
    </style:style>
    <style:style style:name="P40" style:family="paragraph" style:parent-style-name="Text_20_body">
      <style:text-properties style:text-underline-style="solid" style:text-underline-width="auto" style:text-underline-color="font-color" officeooo:rsid="00339be1" officeooo:paragraph-rsid="00339be1"/>
    </style:style>
    <style:style style:name="P41" style:family="paragraph" style:parent-style-name="Text_20_body">
      <style:text-properties style:text-underline-style="none" officeooo:rsid="0023feed" officeooo:paragraph-rsid="0023feed"/>
    </style:style>
    <style:style style:name="P42" style:family="paragraph" style:parent-style-name="Text_20_body">
      <style:text-properties style:text-underline-style="none" officeooo:rsid="0026689b" officeooo:paragraph-rsid="0026689b"/>
    </style:style>
    <style:style style:name="P43" style:family="paragraph" style:parent-style-name="Text_20_body">
      <style:text-properties style:text-underline-style="none" officeooo:rsid="0026bcaf" officeooo:paragraph-rsid="0026bcaf"/>
    </style:style>
    <style:style style:name="P44" style:family="paragraph" style:parent-style-name="Text_20_body">
      <style:text-properties style:text-underline-style="none" officeooo:rsid="002d63ca" officeooo:paragraph-rsid="002d63ca"/>
    </style:style>
    <style:style style:name="P45" style:family="paragraph" style:parent-style-name="Text_20_body">
      <style:text-properties style:text-underline-style="none" officeooo:rsid="003051f7" officeooo:paragraph-rsid="003051f7"/>
    </style:style>
    <style:style style:name="P46" style:family="paragraph" style:parent-style-name="Text_20_body">
      <style:text-properties style:text-underline-style="none" fo:font-weight="normal" officeooo:rsid="003051f7" officeooo:paragraph-rsid="003051f7" style:font-weight-asian="normal" style:font-weight-complex="normal"/>
    </style:style>
    <style:style style:name="P47" style:family="paragraph" style:parent-style-name="Text_20_body">
      <style:text-properties style:text-underline-style="none" fo:font-weight="normal" officeooo:rsid="00339be1" officeooo:paragraph-rsid="003051f7" style:font-weight-asian="normal" style:font-weight-complex="normal"/>
    </style:style>
    <style:style style:name="P48" style:family="paragraph" style:parent-style-name="Text_20_body">
      <style:text-properties style:text-underline-style="none" fo:font-weight="normal" officeooo:rsid="00339be1" officeooo:paragraph-rsid="00339be1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36f484" officeooo:paragraph-rsid="0036f484" style:font-weight-asian="normal" style:font-weight-complex="normal"/>
    </style:style>
    <style:style style:name="P50" style:family="paragraph" style:parent-style-name="Text_20_body">
      <style:text-properties style:text-underline-style="none" fo:font-weight="bold" officeooo:rsid="003929f4" officeooo:paragraph-rsid="003929f4" style:font-weight-asian="bold" style:font-weight-complex="bold"/>
    </style:style>
    <style:style style:name="P51" style:family="paragraph" style:parent-style-name="Text_20_body">
      <style:text-properties fo:color="#3d5afe" loext:opacity="100%" style:text-underline-style="none" fo:font-weight="bold" officeooo:rsid="00339be1" officeooo:paragraph-rsid="003051f7" style:font-weight-asian="bold" style:font-weight-complex="bold"/>
    </style:style>
    <style:style style:name="P52" style:family="paragraph" style:parent-style-name="Text_20_body">
      <style:text-properties officeooo:rsid="00410f41" officeooo:paragraph-rsid="00410f41"/>
    </style:style>
    <style:style style:name="P53" style:family="paragraph" style:parent-style-name="Text_20_body">
      <style:text-properties officeooo:rsid="00410f41" officeooo:paragraph-rsid="00487a3f"/>
    </style:style>
    <style:style style:name="P54" style:family="paragraph" style:parent-style-name="Text_20_body">
      <style:text-properties officeooo:rsid="0041f8ad" officeooo:paragraph-rsid="00487a3f"/>
    </style:style>
    <style:style style:name="P55" style:family="paragraph" style:parent-style-name="Text_20_body">
      <style:text-properties officeooo:rsid="00436fb8" officeooo:paragraph-rsid="00487a3f"/>
    </style:style>
    <style:style style:name="P56" style:family="paragraph" style:parent-style-name="Text_20_body">
      <style:text-properties officeooo:rsid="0044ede6" officeooo:paragraph-rsid="00487a3f"/>
    </style:style>
    <style:style style:name="P57" style:family="paragraph" style:parent-style-name="Text_20_body">
      <style:text-properties officeooo:rsid="0045c4b7" officeooo:paragraph-rsid="00487a3f"/>
    </style:style>
    <style:style style:name="P58" style:family="paragraph" style:parent-style-name="Text_20_body">
      <style:text-properties officeooo:rsid="0047d14e" officeooo:paragraph-rsid="00487a3f"/>
    </style:style>
    <style:style style:name="P59" style:family="paragraph" style:parent-style-name="Table_20_Contents">
      <style:text-properties officeooo:rsid="0027d60f" officeooo:paragraph-rsid="0027d60f"/>
    </style:style>
    <style:style style:name="P60" style:family="paragraph" style:parent-style-name="Table_20_Contents">
      <style:text-properties officeooo:rsid="00297fea" officeooo:paragraph-rsid="00297fea"/>
    </style:style>
    <style:style style:name="P61" style:family="paragraph" style:parent-style-name="Table_20_Contents">
      <style:text-properties fo:font-weight="bold" officeooo:rsid="00297fea" officeooo:paragraph-rsid="00297fea" style:font-weight-asian="bold" style:font-weight-complex="bold"/>
    </style:style>
    <style:style style:name="P62" style:family="paragraph" style:parent-style-name="Table_20_Contents">
      <style:text-properties fo:font-weight="bold" officeooo:rsid="0027d60f" officeooo:paragraph-rsid="0027d60f" style:font-weight-asian="bold" style:font-weight-complex="bold"/>
    </style:style>
    <style:style style:name="P63" style:family="paragraph" style:parent-style-name="Table_20_Contents">
      <style:text-properties fo:font-weight="bold" officeooo:rsid="002be7bb" officeooo:paragraph-rsid="002be7bb" style:font-weight-asian="bold" style:font-weight-complex="bold"/>
    </style:style>
    <style:style style:name="P64" style:family="paragraph" style:parent-style-name="Table_20_Contents">
      <style:text-properties fo:font-weight="bold" officeooo:rsid="002db94d" officeooo:paragraph-rsid="002db94d" style:font-weight-asian="bold" style:font-weight-complex="bold"/>
    </style:style>
    <style:style style:name="P65" style:family="paragraph" style:parent-style-name="Table_20_Contents">
      <style:text-properties officeooo:rsid="002db94d" officeooo:paragraph-rsid="002db94d"/>
    </style:style>
    <style:style style:name="P66" style:family="paragraph" style:parent-style-name="Table_20_Contents">
      <style:text-properties officeooo:rsid="0049bb85" officeooo:paragraph-rsid="0049bb85"/>
    </style:style>
    <style:style style:name="P67" style:family="paragraph" style:parent-style-name="Table_20_Contents">
      <style:text-properties officeooo:rsid="004a4e01" officeooo:paragraph-rsid="004a4e01"/>
    </style:style>
    <style:style style:name="P68" style:family="paragraph" style:parent-style-name="Table_20_Contents">
      <style:text-properties officeooo:rsid="004b6177" officeooo:paragraph-rsid="004b6177"/>
    </style:style>
    <style:style style:name="P69" style:family="paragraph" style:parent-style-name="Table_20_Contents">
      <style:text-properties officeooo:rsid="004c326f" officeooo:paragraph-rsid="004c326f"/>
    </style:style>
    <style:style style:name="P70" style:family="paragraph" style:parent-style-name="Table_20_Contents">
      <style:text-properties officeooo:rsid="004c7765" officeooo:paragraph-rsid="004c7765"/>
    </style:style>
    <style:style style:name="P71" style:family="paragraph" style:parent-style-name="Table_20_Contents">
      <style:text-properties officeooo:rsid="004d34c6" officeooo:paragraph-rsid="004d34c6"/>
    </style:style>
    <style:style style:name="P72" style:family="paragraph" style:parent-style-name="Table_20_Contents">
      <style:text-properties officeooo:rsid="004e9892" officeooo:paragraph-rsid="004e9892"/>
    </style:style>
    <style:style style:name="P73" style:family="paragraph" style:parent-style-name="Table_20_Contents">
      <style:text-properties officeooo:rsid="004eb866" officeooo:paragraph-rsid="004eb866"/>
    </style:style>
    <style:style style:name="P74" style:family="paragraph" style:parent-style-name="Table_20_Contents">
      <style:text-properties officeooo:rsid="0050b176" officeooo:paragraph-rsid="0050b176"/>
    </style:style>
    <style:style style:name="P75" style:family="paragraph" style:parent-style-name="Table_20_Contents">
      <style:text-properties officeooo:rsid="00525a4b" officeooo:paragraph-rsid="00525a4b"/>
    </style:style>
    <style:style style:name="P7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8" style:family="paragraph" style:parent-style-name="Text_20_body">
      <style:paragraph-properties fo:break-before="page"/>
      <style:text-properties style:text-underline-style="none" officeooo:rsid="002d63ca" officeooo:paragraph-rsid="002d63ca"/>
    </style:style>
    <style:style style:name="P79" style:family="paragraph" style:parent-style-name="Heading_20_1" style:list-style-name="">
      <style:text-properties fo:font-weight="normal" officeooo:rsid="00012078" officeooo:paragraph-rsid="00012078" style:font-weight-asian="normal" style:font-weight-complex="normal"/>
    </style:style>
    <style:style style:name="P80" style:family="paragraph" style:parent-style-name="Heading_20_1">
      <style:text-properties officeooo:rsid="00012078"/>
    </style:style>
    <style:style style:name="P81" style:family="paragraph" style:parent-style-name="Heading_20_1">
      <style:text-properties officeooo:rsid="000807f4" officeooo:paragraph-rsid="000807f4"/>
    </style:style>
    <style:style style:name="P82" style:family="paragraph" style:parent-style-name="Heading_20_1">
      <style:text-properties officeooo:rsid="001604e4" officeooo:paragraph-rsid="001604e4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1818c5" officeooo:paragraph-rsid="001818c5"/>
    </style:style>
    <style:style style:name="P85" style:family="paragraph" style:parent-style-name="Heading_20_1">
      <style:paragraph-properties fo:break-before="page"/>
      <style:text-properties officeooo:rsid="00410f41" officeooo:paragraph-rsid="00410f41"/>
    </style:style>
    <style:style style:name="P86" style:family="paragraph" style:parent-style-name="Heading_20_2">
      <style:text-properties officeooo:rsid="000807f4" officeooo:paragraph-rsid="000807f4"/>
    </style:style>
    <style:style style:name="P87" style:family="paragraph" style:parent-style-name="Heading_20_2">
      <style:text-properties fo:language="es" fo:country="ES"/>
    </style:style>
    <style:style style:name="P88" style:family="paragraph" style:parent-style-name="Heading_20_2">
      <style:text-properties fo:language="es" fo:country="ES" officeooo:rsid="000a1226" officeooo:paragraph-rsid="000a1226"/>
    </style:style>
    <style:style style:name="P89" style:family="paragraph" style:parent-style-name="Heading_20_2">
      <style:text-properties fo:language="es" fo:country="ES" officeooo:rsid="000af922" officeooo:paragraph-rsid="000af922"/>
    </style:style>
    <style:style style:name="P90" style:family="paragraph" style:parent-style-name="Text_20_body" style:list-style-name="L1">
      <style:text-properties officeooo:rsid="0005b0ef" officeooo:paragraph-rsid="0005b0ef"/>
    </style:style>
    <style:style style:name="P91" style:family="paragraph" style:parent-style-name="Text_20_body" style:list-style-name="L2">
      <style:paragraph-properties fo:text-align="start" style:justify-single-word="false"/>
      <style:text-properties officeooo:rsid="0005b0ef" officeooo:paragraph-rsid="0005b0ef"/>
    </style:style>
    <style:style style:name="P92" style:family="paragraph" style:parent-style-name="Text_20_body" style:list-style-name="L3">
      <style:text-properties fo:language="es" fo:country="ES" officeooo:paragraph-rsid="000807f4"/>
    </style:style>
    <style:style style:name="P93" style:family="paragraph" style:parent-style-name="Text_20_body" style:list-style-name="L3">
      <style:text-properties fo:language="es" fo:country="ES" officeooo:rsid="000807f4" officeooo:paragraph-rsid="000807f4"/>
    </style:style>
    <style:style style:name="P94" style:family="paragraph" style:parent-style-name="Text_20_body" style:list-style-name="L4">
      <style:text-properties fo:language="es" fo:country="ES" officeooo:paragraph-rsid="000a1226"/>
    </style:style>
    <style:style style:name="P95" style:family="paragraph" style:parent-style-name="Text_20_body" style:list-style-name="L4">
      <style:text-properties fo:language="es" fo:country="ES" officeooo:rsid="000a1226" officeooo:paragraph-rsid="000a1226"/>
    </style:style>
    <style:style style:name="P96" style:family="paragraph" style:parent-style-name="Text_20_body" style:list-style-name="L4">
      <style:text-properties fo:language="es" fo:country="ES" officeooo:rsid="000a1226" officeooo:paragraph-rsid="000eade8"/>
    </style:style>
    <style:style style:name="P97" style:family="paragraph" style:parent-style-name="Text_20_body" style:list-style-name="L5">
      <style:text-properties fo:language="es" fo:country="ES" officeooo:rsid="000a1226" officeooo:paragraph-rsid="000eade8"/>
    </style:style>
    <style:style style:name="P98" style:family="paragraph" style:parent-style-name="Text_20_body" style:list-style-name="L6">
      <style:text-properties fo:language="es" fo:country="ES" officeooo:rsid="000af922" officeooo:paragraph-rsid="000af922"/>
    </style:style>
    <style:style style:name="P99" style:family="paragraph" style:parent-style-name="Text_20_body" style:list-style-name="L6">
      <style:text-properties fo:language="es" fo:country="ES" officeooo:rsid="000af922" officeooo:paragraph-rsid="000eade8"/>
    </style:style>
    <style:style style:name="P100" style:family="paragraph" style:parent-style-name="Text_20_body" style:list-style-name="L6">
      <style:text-properties fo:language="es" fo:country="ES" officeooo:rsid="000eade8" officeooo:paragraph-rsid="000eade8"/>
    </style:style>
    <style:style style:name="P101" style:family="paragraph" style:parent-style-name="Text_20_body" style:list-style-name="L7">
      <style:text-properties fo:language="es" fo:country="ES" fo:font-weight="normal" officeooo:rsid="000eade8" officeooo:paragraph-rsid="000eade8" style:font-weight-asian="normal" style:font-weight-complex="normal"/>
    </style:style>
    <style:style style:name="P102" style:family="paragraph" style:parent-style-name="Text_20_body" style:list-style-name="L7">
      <style:text-properties fo:language="es" fo:country="ES" fo:font-weight="normal" officeooo:rsid="000af922" officeooo:paragraph-rsid="000eade8" style:font-weight-asian="normal" style:font-weight-complex="normal"/>
    </style:style>
    <style:style style:name="P103" style:family="paragraph" style:parent-style-name="Text_20_body" style:list-style-name="L7">
      <style:text-properties fo:language="es" fo:country="ES" fo:font-weight="normal" officeooo:rsid="000af922" officeooo:paragraph-rsid="000f595e" style:font-weight-asian="normal" style:font-weight-complex="normal"/>
    </style:style>
    <style:style style:name="P104" style:family="paragraph" style:parent-style-name="Text_20_body" style:list-style-name="L7">
      <style:text-properties fo:language="es" fo:country="ES" fo:font-weight="normal" officeooo:rsid="000f595e" officeooo:paragraph-rsid="000f595e" style:font-weight-asian="normal" style:font-weight-complex="normal"/>
    </style:style>
    <style:style style:name="P105" style:family="paragraph" style:parent-style-name="Text_20_body" style:list-style-name="L9">
      <style:text-properties fo:language="es" fo:country="ES" fo:font-weight="normal" officeooo:rsid="00123b05" officeooo:paragraph-rsid="00123b05" style:font-weight-asian="normal" style:font-weight-complex="normal"/>
    </style:style>
    <style:style style:name="P106" style:family="paragraph" style:parent-style-name="Text_20_body" style:list-style-name="L10">
      <style:text-properties fo:language="es" fo:country="ES" fo:font-weight="normal" officeooo:rsid="00123b05" officeooo:paragraph-rsid="00123b05" style:font-weight-asian="normal" style:font-weight-complex="normal"/>
    </style:style>
    <style:style style:name="P107" style:family="paragraph" style:parent-style-name="Text_20_body" style:list-style-name="L11">
      <style:text-properties fo:language="es" fo:country="ES" fo:font-weight="normal" officeooo:rsid="00123b05" officeooo:paragraph-rsid="00123b05" style:font-weight-asian="normal" style:font-weight-complex="normal"/>
    </style:style>
    <style:style style:name="P108" style:family="paragraph" style:parent-style-name="Text_20_body" style:list-style-name="L12">
      <style:text-properties fo:language="es" fo:country="ES" fo:font-weight="normal" officeooo:rsid="001604e4" officeooo:paragraph-rsid="001604e4" style:font-weight-asian="normal" style:font-weight-complex="normal"/>
    </style:style>
    <style:style style:name="P109" style:family="paragraph" style:parent-style-name="Text_20_body" style:list-style-name="L13">
      <style:text-properties fo:language="es" fo:country="ES" fo:font-weight="normal" officeooo:rsid="00167543" officeooo:paragraph-rsid="00167543" style:font-weight-asian="normal" style:font-weight-complex="normal"/>
    </style:style>
    <style:style style:name="P110" style:family="paragraph" style:parent-style-name="Text_20_body" style:list-style-name="L8">
      <style:text-properties fo:language="pt" fo:country="BR" officeooo:paragraph-rsid="00123b05"/>
    </style:style>
    <style:style style:name="P111" style:family="paragraph" style:parent-style-name="Text_20_body" style:list-style-name="L8">
      <style:text-properties fo:language="pt" fo:country="BR" fo:font-weight="normal" officeooo:rsid="00123b05" officeooo:paragraph-rsid="00123b05" style:font-weight-asian="normal" style:font-weight-complex="normal"/>
    </style:style>
    <style:style style:name="P112" style:family="paragraph" style:parent-style-name="Text_20_body" style:list-style-name="L13">
      <style:text-properties fo:language="pt" fo:country="BR" fo:font-weight="normal" officeooo:rsid="00167543" officeooo:paragraph-rsid="00167543" style:font-weight-asian="normal" style:font-weight-complex="normal"/>
    </style:style>
    <style:style style:name="P113" style:family="paragraph" style:parent-style-name="Text_20_body" style:list-style-name="L13">
      <style:text-properties officeooo:rsid="001604e4" officeooo:paragraph-rsid="001604e4"/>
    </style:style>
    <style:style style:name="P114" style:family="paragraph" style:parent-style-name="Text_20_body" style:list-style-name="L13">
      <style:text-properties officeooo:rsid="00161cde" officeooo:paragraph-rsid="00161cde"/>
    </style:style>
    <style:style style:name="P115" style:family="paragraph" style:parent-style-name="Text_20_body" style:list-style-name="L13">
      <style:text-properties fo:font-weight="bold" officeooo:rsid="00161cde" officeooo:paragraph-rsid="00161cde" style:font-weight-asian="bold" style:font-weight-complex="bold"/>
    </style:style>
    <style:style style:name="P116" style:family="paragraph" style:parent-style-name="Text_20_body" style:list-style-name="L13">
      <style:text-properties fo:font-weight="normal" officeooo:rsid="00161cde" officeooo:paragraph-rsid="00161cde" style:font-weight-asian="normal" style:font-weight-complex="normal"/>
    </style:style>
    <style:style style:name="P117" style:family="paragraph" style:parent-style-name="Text_20_body" style:list-style-name="L14">
      <style:text-properties officeooo:rsid="0023feed" officeooo:paragraph-rsid="0023feed"/>
    </style:style>
    <style:style style:name="P118" style:family="paragraph" style:parent-style-name="Text_20_body" style:list-style-name="L15">
      <style:text-properties style:text-underline-style="solid" style:text-underline-width="auto" style:text-underline-color="font-color" officeooo:rsid="0023feed" officeooo:paragraph-rsid="0023feed"/>
    </style:style>
    <style:style style:name="P119" style:family="paragraph" style:parent-style-name="Text_20_body" style:list-style-name="L18">
      <style:text-properties style:text-underline-style="solid" style:text-underline-width="auto" style:text-underline-color="font-color" officeooo:rsid="0036f484" officeooo:paragraph-rsid="0036f484"/>
    </style:style>
    <style:style style:name="P120" style:family="paragraph" style:parent-style-name="Text_20_body" style:list-style-name="L16">
      <style:text-properties style:text-underline-style="none" officeooo:rsid="002d63ca" officeooo:paragraph-rsid="002d63ca"/>
    </style:style>
    <style:style style:name="P121" style:family="paragraph" style:parent-style-name="Text_20_body" style:list-style-name="L17">
      <style:text-properties style:text-underline-style="none" officeooo:rsid="002d63ca" officeooo:paragraph-rsid="002d63ca"/>
    </style:style>
    <style:style style:name="P122" style:family="paragraph" style:parent-style-name="Text_20_body">
      <style:text-properties style:font-name="Arial" fo:language="pt" fo:country="BR" officeooo:rsid="0044ede6" officeooo:paragraph-rsid="00487a3f"/>
    </style:style>
    <style:style style:name="P123" style:family="paragraph" style:parent-style-name="Text_20_body">
      <style:text-properties style:font-name="Arial" fo:language="pt" fo:country="BR" officeooo:rsid="0045c4b7" officeooo:paragraph-rsid="00487a3f"/>
    </style:style>
    <style:style style:name="P124" style:family="paragraph" style:parent-style-name="Text_20_body">
      <style:text-properties style:font-name="Arial" fo:language="pt" fo:country="BR" officeooo:rsid="0046e6f5" officeooo:paragraph-rsid="00487a3f"/>
    </style:style>
    <style:style style:name="P125" style:family="paragraph" style:parent-style-name="Text_20_body">
      <style:text-properties style:font-name="Arial" fo:language="pt" fo:country="BR" officeooo:rsid="0047d14e" officeooo:paragraph-rsid="00487a3f"/>
    </style:style>
    <style:style style:name="P126" style:family="paragraph" style:parent-style-name="Text_20_body">
      <style:text-properties style:font-name="Arial" fo:language="pt" fo:country="BR" officeooo:rsid="00487a3f" officeooo:paragraph-rsid="00487a3f"/>
    </style:style>
    <style:style style:name="P127" style:family="paragraph" style:parent-style-name="Text_20_body">
      <style:text-properties style:font-name="Arial" fo:language="pt" fo:country="BR" officeooo:rsid="00487a3f" officeooo:paragraph-rsid="00410f41"/>
    </style:style>
    <style:style style:name="P128" style:family="paragraph" style:parent-style-name="Text_20_body">
      <style:text-properties style:font-name="Arial" fo:language="pt" fo:country="BR" officeooo:rsid="0056bf33" officeooo:paragraph-rsid="0056bf33"/>
    </style:style>
    <style:style style:name="P129" style:family="paragraph" style:parent-style-name="Text_20_body">
      <style:text-properties style:font-name="Arial" fo:language="pt" fo:country="BR" fo:font-weight="normal" officeooo:rsid="0056bf33" officeooo:paragraph-rsid="0056bf33" style:font-weight-asian="normal" style:font-weight-complex="normal"/>
    </style:style>
    <style:style style:name="P130" style:family="paragraph" style:parent-style-name="Text_20_body">
      <style:text-properties style:font-name="Arial" fo:language="pt" fo:country="BR" fo:font-weight="normal" officeooo:rsid="0062caf8" officeooo:paragraph-rsid="0062caf8" style:font-weight-asian="normal" style:font-weight-complex="normal"/>
    </style:style>
    <style:style style:name="P131" style:family="paragraph" style:parent-style-name="Text_20_body">
      <style:text-properties style:font-name="Arial" fo:language="pt" fo:country="BR" fo:font-weight="normal" officeooo:rsid="006c4b38" officeooo:paragraph-rsid="006c4b38" style:font-weight-asian="normal" style:font-weight-complex="normal"/>
    </style:style>
    <style:style style:name="P132" style:family="paragraph" style:parent-style-name="Text_20_body">
      <style:text-properties style:font-name="Arial" fo:language="es" fo:country="ES" fo:font-weight="normal" officeooo:rsid="005c0da9" officeooo:paragraph-rsid="005c0da9" style:font-weight-asian="normal" style:font-weight-complex="normal"/>
    </style:style>
    <style:style style:name="P133" style:family="paragraph" style:parent-style-name="Text_20_body">
      <style:text-properties style:font-name="Arial" fo:language="es" fo:country="ES" fo:font-weight="normal" officeooo:rsid="00643333" officeooo:paragraph-rsid="00643333" style:font-weight-asian="normal" style:font-weight-complex="normal"/>
    </style:style>
    <style:style style:name="P134" style:family="paragraph" style:parent-style-name="Text_20_body">
      <style:text-properties style:font-name="Arial" fo:language="es" fo:country="ES" fo:font-weight="normal" officeooo:rsid="006793d8" officeooo:paragraph-rsid="006793d8" style:font-weight-asian="normal" style:font-weight-complex="normal"/>
    </style:style>
    <style:style style:name="P135" style:family="paragraph" style:parent-style-name="Text_20_body">
      <style:text-properties style:font-name="Arial" fo:language="es" fo:country="ES" fo:font-weight="bold" officeooo:rsid="006581da" officeooo:paragraph-rsid="006581da" style:font-weight-asian="bold" style:font-weight-complex="bold"/>
    </style:style>
    <style:style style:name="T1" style:family="text">
      <style:text-properties officeooo:rsid="000120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3b05" style:font-weight-asian="normal" style:font-weight-complex="normal"/>
    </style:style>
    <style:style style:name="T4" style:family="text">
      <style:text-properties fo:font-weight="normal" officeooo:rsid="0013183b" style:font-weight-asian="normal" style:font-weight-complex="normal"/>
    </style:style>
    <style:style style:name="T5" style:family="text">
      <style:text-properties officeooo:rsid="0002f62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5eeb" style:font-weight-asian="bold" style:font-weight-complex="bold"/>
    </style:style>
    <style:style style:name="T8" style:family="text">
      <style:text-properties fo:font-weight="bold" officeooo:rsid="00123b05" style:font-weight-asian="bold" style:font-weight-complex="bold"/>
    </style:style>
    <style:style style:name="T9" style:family="text">
      <style:text-properties fo:font-style="italic" fo:font-weight="normal" officeooo:rsid="0002f623" style:font-style-asian="italic" style:font-weight-asian="normal" style:font-style-complex="italic" style:font-weight-complex="normal"/>
    </style:style>
    <style:style style:name="T10" style:family="text">
      <style:text-properties officeooo:rsid="00046c03"/>
    </style:style>
    <style:style style:name="T11" style:family="text">
      <style:text-properties style:font-name="Arial"/>
    </style:style>
    <style:style style:name="T12" style:family="text">
      <style:text-properties style:font-name="Arial" fo:language="pt" fo:country="BR"/>
    </style:style>
    <style:style style:name="T13" style:family="text">
      <style:text-properties style:font-name="Arial" fo:language="pt" fo:country="BR" officeooo:rsid="0044a336"/>
    </style:style>
    <style:style style:name="T14" style:family="text">
      <style:text-properties style:font-name="Arial" fo:language="pt" fo:country="BR" officeooo:rsid="00436fb8"/>
    </style:style>
    <style:style style:name="T15" style:family="text">
      <style:text-properties style:font-name="Arial" fo:language="pt" fo:country="BR" officeooo:rsid="0045c4b7"/>
    </style:style>
    <style:style style:name="T16" style:family="text">
      <style:text-properties style:font-name="Arial" fo:language="pt" fo:country="BR" officeooo:rsid="0046e6f5"/>
    </style:style>
    <style:style style:name="T17" style:family="text">
      <style:text-properties style:font-name="Arial" fo:language="pt" fo:country="BR" officeooo:rsid="00487a3f"/>
    </style:style>
    <style:style style:name="T18" style:family="text">
      <style:text-properties style:font-name="Arial" fo:language="pt" fo:country="BR" officeooo:rsid="00487ae1"/>
    </style:style>
    <style:style style:name="T19" style:family="text">
      <style:text-properties style:font-name="Arial" fo:language="pt" fo:country="BR" officeooo:rsid="004eb866"/>
    </style:style>
    <style:style style:name="T20" style:family="text">
      <style:text-properties style:font-name="Arial" fo:language="pt" fo:country="BR" fo:font-weight="normal" style:font-weight-asian="normal" style:font-weight-complex="normal"/>
    </style:style>
    <style:style style:name="T21" style:family="text">
      <style:text-properties style:font-name="Arial" fo:language="pt" fo:country="BR" fo:font-weight="normal" officeooo:rsid="0056bf33" style:font-weight-asian="normal" style:font-weight-complex="normal"/>
    </style:style>
    <style:style style:name="T22" style:family="text">
      <style:text-properties style:font-name="Arial" style:text-underline-style="none" officeooo:rsid="003b28f8"/>
    </style:style>
    <style:style style:name="T23" style:family="text">
      <style:text-properties style:font-name="Arial" style:text-underline-style="none" officeooo:rsid="003b8e52"/>
    </style:style>
    <style:style style:name="T24" style:family="text">
      <style:text-properties style:font-name="Arial" fo:font-weight="normal" style:font-weight-asian="normal" style:font-weight-complex="normal"/>
    </style:style>
    <style:style style:name="T25" style:family="text">
      <style:text-properties style:font-name="Arial" fo:font-weight="normal" officeooo:rsid="0056bf33" style:font-weight-asian="normal" style:font-weight-complex="normal"/>
    </style:style>
    <style:style style:name="T26" style:family="text">
      <style:text-properties style:font-name="Arial" fo:font-weight="normal" officeooo:rsid="005cdab4" style:font-weight-asian="normal" style:font-weight-complex="normal"/>
    </style:style>
    <style:style style:name="T27" style:family="text">
      <style:text-properties style:font-name="Arial" fo:font-weight="normal" officeooo:rsid="0062caf8" style:font-weight-asian="normal" style:font-weight-complex="normal"/>
    </style:style>
    <style:style style:name="T28" style:family="text">
      <style:text-properties style:font-name="Arial" fo:font-weight="normal" officeooo:rsid="00694672" style:font-weight-asian="normal" style:font-weight-complex="normal"/>
    </style:style>
    <style:style style:name="T29" style:family="text">
      <style:text-properties style:font-name="Arial" officeooo:rsid="0058c173"/>
    </style:style>
    <style:style style:name="T30" style:family="text">
      <style:text-properties style:font-name="Arial" officeooo:rsid="005c0da9"/>
    </style:style>
    <style:style style:name="T31" style:family="text">
      <style:text-properties fo:language="es" fo:country="ES"/>
    </style:style>
    <style:style style:name="T32" style:family="text">
      <style:text-properties fo:language="es" fo:country="ES" fo:font-weight="bold" style:font-weight-asian="bold" style:font-weight-complex="bold"/>
    </style:style>
    <style:style style:name="T33" style:family="text">
      <style:text-properties fo:language="es" fo:country="ES" fo:font-weight="bold" officeooo:rsid="00065eeb" style:font-weight-asian="bold" style:font-weight-complex="bold"/>
    </style:style>
    <style:style style:name="T34" style:family="text">
      <style:text-properties officeooo:rsid="00065eeb"/>
    </style:style>
    <style:style style:name="T35" style:family="text">
      <style:text-properties officeooo:rsid="000807f4"/>
    </style:style>
    <style:style style:name="T36" style:family="text">
      <style:text-properties officeooo:rsid="00096b54"/>
    </style:style>
    <style:style style:name="T37" style:family="text">
      <style:text-properties officeooo:rsid="000a1226"/>
    </style:style>
    <style:style style:name="T38" style:family="text">
      <style:text-properties officeooo:rsid="000eade8"/>
    </style:style>
    <style:style style:name="T39" style:family="text">
      <style:text-properties officeooo:rsid="000f595e"/>
    </style:style>
    <style:style style:name="T40" style:family="text">
      <style:text-properties officeooo:rsid="00111c34"/>
    </style:style>
    <style:style style:name="T41" style:family="text">
      <style:text-properties officeooo:rsid="00123b05"/>
    </style:style>
    <style:style style:name="T42" style:family="text">
      <style:text-properties fo:language="pt" fo:country="BR"/>
    </style:style>
    <style:style style:name="T43" style:family="text">
      <style:text-properties fo:language="pt" fo:country="BR" fo:font-weight="bold" style:font-weight-asian="bold" style:font-weight-complex="bold"/>
    </style:style>
    <style:style style:name="T44" style:family="text">
      <style:text-properties fo:language="pt" fo:country="BR" fo:font-weight="bold" officeooo:rsid="000807f4" style:font-weight-asian="bold" style:font-weight-complex="bold"/>
    </style:style>
    <style:style style:name="T45" style:family="text">
      <style:text-properties fo:language="pt" fo:country="BR" fo:font-weight="bold" officeooo:rsid="000a1226" style:font-weight-asian="bold" style:font-weight-complex="bold"/>
    </style:style>
    <style:style style:name="T46" style:family="text">
      <style:text-properties fo:language="pt" fo:country="BR" officeooo:rsid="00111c34"/>
    </style:style>
    <style:style style:name="T47" style:family="text">
      <style:text-properties officeooo:rsid="0013183b"/>
    </style:style>
    <style:style style:name="T48" style:family="text">
      <style:text-properties officeooo:rsid="0021e68a"/>
    </style:style>
    <style:style style:name="T49" style:family="text">
      <style:text-properties fo:color="#3d5afe" loext:opacity="100%"/>
    </style:style>
    <style:style style:name="T50" style:family="text">
      <style:text-properties fo:color="#3d5afe" loext:opacity="100%" style:text-underline-style="none" fo:font-weight="bold" officeooo:rsid="0039023c" style:font-weight-asian="bold" style:font-weight-complex="bold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style:text-underline-style="none" fo:font-weight="bold" officeooo:rsid="0038abfc" style:font-weight-asian="bold" style:font-weight-complex="bold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text-underline-style="none" officeooo:rsid="003b28f8"/>
    </style:style>
    <style:style style:name="T56" style:family="text">
      <style:text-properties style:text-underline-style="none" officeooo:rsid="003b8e52"/>
    </style:style>
    <style:style style:name="T57" style:family="text">
      <style:text-properties style:text-underline-style="none" officeooo:rsid="003ce12a"/>
    </style:style>
    <style:style style:name="T58" style:family="text">
      <style:text-properties style:text-underline-style="none" officeooo:rsid="003e5ab8"/>
    </style:style>
    <style:style style:name="T59" style:family="text">
      <style:text-properties style:text-underline-style="none" officeooo:rsid="003f0cb7"/>
    </style:style>
    <style:style style:name="T60" style:family="text">
      <style:text-properties officeooo:rsid="002b4463"/>
    </style:style>
    <style:style style:name="T61" style:family="text">
      <style:text-properties officeooo:rsid="0041f8ad"/>
    </style:style>
    <style:style style:name="T62" style:family="text">
      <style:text-properties officeooo:rsid="00436fb8"/>
    </style:style>
    <style:style style:name="T63" style:family="text">
      <style:text-properties officeooo:rsid="00487a3f"/>
    </style:style>
    <style:style style:name="T64" style:family="text">
      <style:text-properties officeooo:rsid="0050b176"/>
    </style:style>
    <style:style style:name="T65" style:family="text">
      <style:text-properties fo:color="#536dfe" loext:opacity="100%" style:font-name="Arial"/>
    </style:style>
    <style:style style:name="T66" style:family="text">
      <style:text-properties fo:color="#536dfe" loext:opacity="100%" style:font-name="Arial" fo:font-weight="normal" style:font-weight-asian="normal" style:font-weight-complex="normal"/>
    </style:style>
    <style:style style:name="T67" style:family="text">
      <style:text-properties style:use-window-font-color="true" loext:opacity="0%" style:font-name="Arial"/>
    </style:style>
    <style:style style:name="T68" style:family="text">
      <style:text-properties fo:color="#ff5252" loext:opacity="100%" style:font-name="Arial"/>
    </style:style>
    <style:style style:name="T69" style:family="text">
      <style:text-properties fo:color="#ff5252" loext:opacity="100%"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PANHO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LUMENAU/SC</text:p>
      <text:p text:style-name="P3">MAIO DE 2021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76"><text:a xlink:type="simple" xlink:href="#__RefHeading___Toc1532_166320682" text:style-name="Index_20_Link" text:visited-style-name="Index_20_Link">AULA 13/05/2021<text:tab/>3</text:a></text:p>
          <text:p text:style-name="P76"><text:a xlink:type="simple" xlink:href="#__RefHeading___Toc1534_166320682" text:style-name="Index_20_Link" text:visited-style-name="Index_20_Link">Introdução<text:tab/>4</text:a></text:p>
          <text:p text:style-name="P76"><text:a xlink:type="simple" xlink:href="#__RefHeading___Toc1536_166320682" text:style-name="Index_20_Link" text:visited-style-name="Index_20_Link">O Alfabeto<text:tab/>4</text:a></text:p>
          <text:p text:style-name="P76"><text:a xlink:type="simple" xlink:href="#__RefHeading___Toc1538_166320682" text:style-name="Index_20_Link" text:visited-style-name="Index_20_Link">Saludos – Saudações<text:tab/>4</text:a></text:p>
          <text:p text:style-name="P77"><text:a xlink:type="simple" xlink:href="#__RefHeading___Toc1540_166320682" text:style-name="Index_20_Link" text:visited-style-name="Index_20_Link">Tratamento informal<text:tab/>4</text:a></text:p>
          <text:p text:style-name="P77"><text:a xlink:type="simple" xlink:href="#__RefHeading___Toc1542_166320682" text:style-name="Index_20_Link" text:visited-style-name="Index_20_Link">Tratamento formal<text:tab/>4</text:a></text:p>
          <text:p text:style-name="P77"><text:a xlink:type="simple" xlink:href="#__RefHeading___Toc1544_166320682" text:style-name="Index_20_Link" text:visited-style-name="Index_20_Link">Saludos formales<text:tab/>5</text:a></text:p>
          <text:p text:style-name="P77"><text:a xlink:type="simple" xlink:href="#__RefHeading___Toc1546_166320682" text:style-name="Index_20_Link" text:visited-style-name="Index_20_Link">Saludos informais<text:tab/>5</text:a></text:p>
          <text:p text:style-name="P77"><text:a xlink:type="simple" xlink:href="#__RefHeading___Toc1548_166320682" text:style-name="Index_20_Link" text:visited-style-name="Index_20_Link">Respuestas<text:tab/>5</text:a></text:p>
          <text:p text:style-name="P77"><text:a xlink:type="simple" xlink:href="#__RefHeading___Toc1550_166320682" text:style-name="Index_20_Link" text:visited-style-name="Index_20_Link">Despedidas<text:tab/>5</text:a></text:p>
          <text:p text:style-name="P76"><text:a xlink:type="simple" xlink:href="#__RefHeading___Toc1552_166320682" text:style-name="Index_20_Link" text:visited-style-name="Index_20_Link">SinGular<text:tab/>6</text:a></text:p>
          <text:p text:style-name="P76"><text:a xlink:type="simple" xlink:href="#__RefHeading___Toc1554_166320682" text:style-name="Index_20_Link" text:visited-style-name="Index_20_Link">Plural<text:tab/>7</text:a></text:p>
          <text:p text:style-name="P76"><text:a xlink:type="simple" xlink:href="#__RefHeading___Toc1556_166320682" text:style-name="Index_20_Link" text:visited-style-name="Index_20_Link">Aula 27 de maio de 2021<text:tab/>8</text:a></text:p>
        </text:index-body>
      </text:table-of-content>
      <text:h text:style-name="P79" text:outline-level="1"/>
      <text:list xml:id="list3221685990" text:style-name="Outline">
        <text:list-item>
          <text:h text:style-name="P83" text:outline-level="1"><text:bookmark-start text:name="__RefHeading___Toc1532_166320682"/>AULA 13/05/2021<text:bookmark-end text:name="__RefHeading___Toc1532_166320682"/></text:h>
        </text:list-item>
      </text:list>
      <text:p text:style-name="Text_20_body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leLine1789736775936">
          <table:table-cell table:style-name="Tabela1.A1" office:value-type="string">
            <text:p text:style-name="P4">A</text:p>
          </table:table-cell>
          <table:table-cell table:style-name="Tabela1.A1" office:value-type="string">
            <text:p text:style-name="P5">A</text:p>
          </table:table-cell>
          <table:table-cell table:style-name="Tabela1.A1" office:value-type="string">
            <text:p text:style-name="P6">Autoridad</text:p>
          </table:table-cell>
          <table:table-cell table:style-name="Tabela1.D1" office:value-type="string">
            <text:p text:style-name="P6">Autoridade</text:p>
          </table:table-cell>
        </table:table-row>
        <table:table-row table:style-name="TableLine1789736797696">
          <table:table-cell table:style-name="Tabela1.A2" office:value-type="string">
            <text:p text:style-name="P5">B</text:p>
          </table:table-cell>
          <table:table-cell table:style-name="Tabela1.A2" office:value-type="string">
            <text:p text:style-name="P5">Be</text:p>
          </table:table-cell>
          <table:table-cell table:style-name="Tabela1.A2" office:value-type="string">
            <text:p text:style-name="P6">Bonito</text:p>
          </table:table-cell>
          <table:table-cell table:style-name="Tabela1.D2" office:value-type="string">
            <text:p text:style-name="P6">Bonito</text:p>
          </table:table-cell>
        </table:table-row>
        <table:table-row table:style-name="TableLine1789736786816">
          <table:table-cell table:style-name="Tabela1.A2" office:value-type="string">
            <text:p text:style-name="P5">C</text:p>
          </table:table-cell>
          <table:table-cell table:style-name="Tabela1.A2" office:value-type="string">
            <text:p text:style-name="P5">Ce</text:p>
          </table:table-cell>
          <table:table-cell table:style-name="Tabela1.A2" office:value-type="string">
            <text:p text:style-name="P6">Cosa, Cita</text:p>
          </table:table-cell>
          <table:table-cell table:style-name="Tabela1.D2" office:value-type="string">
            <text:p text:style-name="P6">Coisa, Reunião</text:p>
          </table:table-cell>
        </table:table-row>
        <table:table-row table:style-name="TableLine1789736798512">
          <table:table-cell table:style-name="Tabela1.A2" office:value-type="string">
            <text:p text:style-name="P5">CH</text:p>
          </table:table-cell>
          <table:table-cell table:style-name="Tabela1.A2" office:value-type="string">
            <text:p text:style-name="P5">Che</text:p>
          </table:table-cell>
          <table:table-cell table:style-name="Tabela1.A2" office:value-type="string">
            <text:p text:style-name="P6">Chocolate</text:p>
          </table:table-cell>
          <table:table-cell table:style-name="Tabela1.D2" office:value-type="string">
            <text:p text:style-name="P6">Chocolate</text:p>
          </table:table-cell>
        </table:table-row>
        <table:table-row table:style-name="TableLine1789736791440">
          <table:table-cell table:style-name="Tabela1.A2" office:value-type="string">
            <text:p text:style-name="P5">D</text:p>
          </table:table-cell>
          <table:table-cell table:style-name="Tabela1.A2" office:value-type="string">
            <text:p text:style-name="P5">De</text:p>
          </table:table-cell>
          <table:table-cell table:style-name="Tabela1.A2" office:value-type="string">
            <text:p text:style-name="P6">Dado, Día</text:p>
          </table:table-cell>
          <table:table-cell table:style-name="Tabela1.D2" office:value-type="string">
            <text:p text:style-name="P6">Dado, Dia</text:p>
          </table:table-cell>
        </table:table-row>
        <table:table-row table:style-name="TableLine1789736801504">
          <table:table-cell table:style-name="Tabela1.A2" office:value-type="string">
            <text:p text:style-name="P5">E</text:p>
          </table:table-cell>
          <table:table-cell table:style-name="Tabela1.A2" office:value-type="string">
            <text:p text:style-name="P5">E</text:p>
          </table:table-cell>
          <table:table-cell table:style-name="Tabela1.A2" office:value-type="string">
            <text:p text:style-name="P6">Este</text:p>
          </table:table-cell>
          <table:table-cell table:style-name="Tabela1.D2" office:value-type="string">
            <text:p text:style-name="P6">Este</text:p>
          </table:table-cell>
        </table:table-row>
        <table:table-row table:style-name="TableLine1789736796336">
          <table:table-cell table:style-name="Tabela1.A2" office:value-type="string">
            <text:p text:style-name="P5">F</text:p>
          </table:table-cell>
          <table:table-cell table:style-name="Tabela1.A2" office:value-type="string">
            <text:p text:style-name="P5">Efe</text:p>
          </table:table-cell>
          <table:table-cell table:style-name="Tabela1.A2" office:value-type="string">
            <text:p text:style-name="P6">Fácil</text:p>
          </table:table-cell>
          <table:table-cell table:style-name="Tabela1.D2" office:value-type="string">
            <text:p text:style-name="P6">Fácil</text:p>
          </table:table-cell>
        </table:table-row>
        <table:table-row table:style-name="TableLine1789736793616">
          <table:table-cell table:style-name="Tabela1.A2" office:value-type="string">
            <text:p text:style-name="P5">G</text:p>
          </table:table-cell>
          <table:table-cell table:style-name="Tabela1.A2" office:value-type="string">
            <text:p text:style-name="P5">Ge</text:p>
          </table:table-cell>
          <table:table-cell table:style-name="Tabela1.A2" office:value-type="string">
            <text:p text:style-name="P6">Gato, Gota</text:p>
          </table:table-cell>
          <table:table-cell table:style-name="Tabela1.D2" office:value-type="string">
            <text:p text:style-name="P6">Gato, Gota</text:p>
          </table:table-cell>
        </table:table-row>
        <table:table-row table:style-name="TableLine1789736788720">
          <table:table-cell table:style-name="Tabela1.A2" office:value-type="string">
            <text:p text:style-name="P5">H</text:p>
          </table:table-cell>
          <table:table-cell table:style-name="Tabela1.A2" office:value-type="string">
            <text:p text:style-name="P5">Hache</text:p>
          </table:table-cell>
          <table:table-cell table:style-name="Tabela1.A2" office:value-type="string">
            <text:p text:style-name="P6">Hombre, Hada</text:p>
          </table:table-cell>
          <table:table-cell table:style-name="Tabela1.D2" office:value-type="string">
            <text:p text:style-name="P6">Homem, Fada</text:p>
          </table:table-cell>
        </table:table-row>
        <table:table-row table:style-name="TableLine1789736790352">
          <table:table-cell table:style-name="Tabela1.A2" office:value-type="string">
            <text:p text:style-name="P5">I</text:p>
          </table:table-cell>
          <table:table-cell table:style-name="Tabela1.A2" office:value-type="string">
            <text:p text:style-name="P5">I</text:p>
          </table:table-cell>
          <table:table-cell table:style-name="Tabela1.A2" office:value-type="string">
            <text:p text:style-name="P6">Imperfecto</text:p>
          </table:table-cell>
          <table:table-cell table:style-name="Tabela1.D2" office:value-type="string">
            <text:p text:style-name="P6">Imperfeito</text:p>
          </table:table-cell>
        </table:table-row>
        <table:table-row table:style-name="TableLine1789736794704">
          <table:table-cell table:style-name="Tabela1.A2" office:value-type="string">
            <text:p text:style-name="P5">J</text:p>
          </table:table-cell>
          <table:table-cell table:style-name="Tabela1.A2" office:value-type="string">
            <text:p text:style-name="P5">Jota</text:p>
          </table:table-cell>
          <table:table-cell table:style-name="Tabela1.A2" office:value-type="string">
            <text:p text:style-name="P6">Jazmín</text:p>
          </table:table-cell>
          <table:table-cell table:style-name="Tabela1.D2" office:value-type="string">
            <text:p text:style-name="P6">Jasmin</text:p>
          </table:table-cell>
        </table:table-row>
        <table:table-row table:style-name="TableLine1789736789264">
          <table:table-cell table:style-name="Tabela1.A2" office:value-type="string">
            <text:p text:style-name="P5">K</text:p>
          </table:table-cell>
          <table:table-cell table:style-name="Tabela1.A2" office:value-type="string">
            <text:p text:style-name="P5">Ka</text:p>
          </table:table-cell>
          <table:table-cell table:style-name="Tabela1.A2" office:value-type="string">
            <text:p text:style-name="P6">Kilo</text:p>
          </table:table-cell>
          <table:table-cell table:style-name="Tabela1.D2" office:value-type="string">
            <text:p text:style-name="P6">Kilo</text:p>
          </table:table-cell>
        </table:table-row>
        <table:table-row table:style-name="TableLine1789736794160">
          <table:table-cell table:style-name="Tabela1.A2" office:value-type="string">
            <text:p text:style-name="P5">L</text:p>
          </table:table-cell>
          <table:table-cell table:style-name="Tabela1.A2" office:value-type="string">
            <text:p text:style-name="P5">Ele</text:p>
          </table:table-cell>
          <table:table-cell table:style-name="Tabela1.A2" office:value-type="string">
            <text:p text:style-name="P6">Lado</text:p>
          </table:table-cell>
          <table:table-cell table:style-name="Tabela1.D2" office:value-type="string">
            <text:p text:style-name="P6">Lado</text:p>
          </table:table-cell>
        </table:table-row>
        <table:table-row table:style-name="TableLine1789736790080">
          <table:table-cell table:style-name="Tabela1.A2" office:value-type="string">
            <text:p text:style-name="P5">LL</text:p>
          </table:table-cell>
          <table:table-cell table:style-name="Tabela1.A2" office:value-type="string">
            <text:p text:style-name="P5">Elle</text:p>
          </table:table-cell>
          <table:table-cell table:style-name="Tabela1.A2" office:value-type="string">
            <text:p text:style-name="P6">Apellido</text:p>
          </table:table-cell>
          <table:table-cell table:style-name="Tabela1.D2" office:value-type="string">
            <text:p text:style-name="P7">Sobrenome</text:p>
          </table:table-cell>
        </table:table-row>
        <table:table-row table:style-name="TableLine1789736794432">
          <table:table-cell table:style-name="Tabela1.A2" office:value-type="string">
            <text:p text:style-name="P5">M</text:p>
          </table:table-cell>
          <table:table-cell table:style-name="Tabela1.A2" office:value-type="string">
            <text:p text:style-name="P5">Eme</text:p>
          </table:table-cell>
          <table:table-cell table:style-name="Tabela1.A2" office:value-type="string">
            <text:p text:style-name="P6">Madre, <text:span text:style-name="T10">Mama</text:span></text:p>
          </table:table-cell>
          <table:table-cell table:style-name="Tabela1.D2" office:value-type="string">
            <text:p text:style-name="P7">Mãe</text:p>
          </table:table-cell>
        </table:table-row>
        <table:table-row table:style-name="TableLine1789736796608">
          <table:table-cell table:style-name="Tabela1.A2" office:value-type="string">
            <text:p text:style-name="P5">N</text:p>
          </table:table-cell>
          <table:table-cell table:style-name="Tabela1.A2" office:value-type="string">
            <text:p text:style-name="P5">Ene</text:p>
          </table:table-cell>
          <table:table-cell table:style-name="Tabela1.A2" office:value-type="string">
            <text:p text:style-name="P6">Nada</text:p>
          </table:table-cell>
          <table:table-cell table:style-name="Tabela1.D2" office:value-type="string">
            <text:p text:style-name="P7">Nada</text:p>
          </table:table-cell>
        </table:table-row>
        <table:table-row table:style-name="TableLine1789736785728">
          <table:table-cell table:style-name="Tabela1.A2" office:value-type="string">
            <text:p text:style-name="P5">Ñ</text:p>
          </table:table-cell>
          <table:table-cell table:style-name="Tabela1.A2" office:value-type="string">
            <text:p text:style-name="P5">Eñe</text:p>
          </table:table-cell>
          <table:table-cell table:style-name="Tabela1.A2" office:value-type="string">
            <text:p text:style-name="P6">España</text:p>
          </table:table-cell>
          <table:table-cell table:style-name="Tabela1.D2" office:value-type="string">
            <text:p text:style-name="P7">Espanha</text:p>
          </table:table-cell>
        </table:table-row>
        <table:table-row table:style-name="TableLine1789736788992">
          <table:table-cell table:style-name="Tabela1.A2" office:value-type="string">
            <text:p text:style-name="P5">O</text:p>
          </table:table-cell>
          <table:table-cell table:style-name="Tabela1.A2" office:value-type="string">
            <text:p text:style-name="P5">O</text:p>
          </table:table-cell>
          <table:table-cell table:style-name="Tabela1.A2" office:value-type="string">
            <text:p text:style-name="P6">Oliva, Onda</text:p>
          </table:table-cell>
          <table:table-cell table:style-name="Tabela1.D2" office:value-type="string">
            <text:p text:style-name="P8">Oliva<text:span text:style-name="T12">(?</text:span>), Onda</text:p>
          </table:table-cell>
        </table:table-row>
        <table:table-row table:style-name="TableLine1789736786000">
          <table:table-cell table:style-name="Tabela1.A2" office:value-type="string">
            <text:p text:style-name="P5">P</text:p>
          </table:table-cell>
          <table:table-cell table:style-name="Tabela1.A2" office:value-type="string">
            <text:p text:style-name="P5"><text:span text:style-name="T10">P</text:span>e</text:p>
          </table:table-cell>
          <table:table-cell table:style-name="Tabela1.A2" office:value-type="string">
            <text:p text:style-name="P6">Padre</text:p>
          </table:table-cell>
          <table:table-cell table:style-name="Tabela1.D2" office:value-type="string">
            <text:p text:style-name="P7">Pai</text:p>
          </table:table-cell>
        </table:table-row>
        <table:table-row table:style-name="TableLine1789736789536">
          <table:table-cell table:style-name="Tabela1.A2" office:value-type="string">
            <text:p text:style-name="P5">Q</text:p>
          </table:table-cell>
          <table:table-cell table:style-name="Tabela1.A2" office:value-type="string">
            <text:p text:style-name="P5">Cu</text:p>
          </table:table-cell>
          <table:table-cell table:style-name="Tabela1.A2" office:value-type="string">
            <text:p text:style-name="P7">Que, Quitado</text:p>
          </table:table-cell>
          <table:table-cell table:style-name="Tabela1.D2" office:value-type="string">
            <text:p text:style-name="P7">Que, Sacado(tirado)</text:p>
          </table:table-cell>
        </table:table-row>
        <table:table-row table:style-name="TableLine1789736795520">
          <table:table-cell table:style-name="Tabela1.A2" office:value-type="string">
            <text:p text:style-name="P5">R</text:p>
          </table:table-cell>
          <table:table-cell table:style-name="Tabela1.A2" office:value-type="string">
            <text:p text:style-name="P5">Ere, Erre</text:p>
          </table:table-cell>
          <table:table-cell table:style-name="Tabela1.A2" office:value-type="string">
            <text:p text:style-name="P7">Rato, Perro</text:p>
          </table:table-cell>
          <table:table-cell table:style-name="Tabela1.D2" office:value-type="string">
            <text:p text:style-name="P7">Tempo(also tiempo), Cachorro </text:p>
          </table:table-cell>
        </table:table-row>
        <table:table-row table:style-name="TableLine1789736799328">
          <table:table-cell table:style-name="Tabela1.A2" office:value-type="string">
            <text:p text:style-name="P5">S</text:p>
          </table:table-cell>
          <table:table-cell table:style-name="Tabela1.A2" office:value-type="string">
            <text:p text:style-name="P5">Ese</text:p>
          </table:table-cell>
          <table:table-cell table:style-name="Tabela1.A2" office:value-type="string">
            <text:p text:style-name="P7">Casa</text:p>
          </table:table-cell>
          <table:table-cell table:style-name="Tabela1.D2" office:value-type="string">
            <text:p text:style-name="P7">Casa</text:p>
          </table:table-cell>
        </table:table-row>
        <table:table-row table:style-name="TableLine1789736796880">
          <table:table-cell table:style-name="Tabela1.A2" office:value-type="string">
            <text:p text:style-name="P5">T</text:p>
          </table:table-cell>
          <table:table-cell table:style-name="Tabela1.A2" office:value-type="string">
            <text:p text:style-name="P5">Te</text:p>
          </table:table-cell>
          <table:table-cell table:style-name="Tabela1.A2" office:value-type="string">
            <text:p text:style-name="P7">Todo, También</text:p>
          </table:table-cell>
          <table:table-cell table:style-name="Tabela1.D2" office:value-type="string">
            <text:p text:style-name="P7">Todo, Também</text:p>
          </table:table-cell>
        </table:table-row>
        <table:table-row table:style-name="TableLine1789736788448">
          <table:table-cell table:style-name="Tabela1.A2" office:value-type="string">
            <text:p text:style-name="P5">U</text:p>
          </table:table-cell>
          <table:table-cell table:style-name="Tabela1.A2" office:value-type="string">
            <text:p text:style-name="P5">U</text:p>
          </table:table-cell>
          <table:table-cell table:style-name="Tabela1.A2" office:value-type="string">
            <text:p text:style-name="P7">Urbano, Urgente</text:p>
          </table:table-cell>
          <table:table-cell table:style-name="Tabela1.D2" office:value-type="string">
            <text:p text:style-name="P8">Urbano, Urgente</text:p>
          </table:table-cell>
        </table:table-row>
        <table:table-row table:style-name="TableLine1789736798784">
          <table:table-cell table:style-name="Tabela1.A2" office:value-type="string">
            <text:p text:style-name="P5">V</text:p>
          </table:table-cell>
          <table:table-cell table:style-name="Tabela1.A2" office:value-type="string">
            <text:p text:style-name="P5">Uve</text:p>
          </table:table-cell>
          <table:table-cell table:style-name="Tabela1.A2" office:value-type="string">
            <text:p text:style-name="P7">Vino</text:p>
          </table:table-cell>
          <table:table-cell table:style-name="Tabela1.D2" office:value-type="string">
            <text:p text:style-name="P8">Vinho</text:p>
          </table:table-cell>
        </table:table-row>
        <table:table-row table:style-name="TableLine1789736800144">
          <table:table-cell table:style-name="Tabela1.A2" office:value-type="string">
            <text:p text:style-name="P5">W</text:p>
          </table:table-cell>
          <table:table-cell table:style-name="Tabela1.A2" office:value-type="string">
            <text:p text:style-name="P5">Doble uve</text:p>
          </table:table-cell>
          <table:table-cell table:style-name="Tabela1.A2" office:value-type="string">
            <text:p text:style-name="P7">Washington</text:p>
          </table:table-cell>
          <table:table-cell table:style-name="Tabela1.D2" office:value-type="string">
            <text:p text:style-name="P8">Washington</text:p>
          </table:table-cell>
        </table:table-row>
        <table:table-row table:style-name="TableLine1789736785184"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Equis</text:p>
          </table:table-cell>
          <table:table-cell table:style-name="Tabela1.A2" office:value-type="string">
            <text:p text:style-name="P7">Taxi</text:p>
          </table:table-cell>
          <table:table-cell table:style-name="Tabela1.D2" office:value-type="string">
            <text:p text:style-name="P8">Taxi</text:p>
          </table:table-cell>
        </table:table-row>
        <table:table-row table:style-name="TableLine1789736794976">
          <table:table-cell table:style-name="Tabela1.A2" office:value-type="string">
            <text:p text:style-name="P5">Y</text:p>
          </table:table-cell>
          <table:table-cell table:style-name="Tabela1.A2" office:value-type="string">
            <text:p text:style-name="P5">I griega</text:p>
          </table:table-cell>
          <table:table-cell table:style-name="Tabela1.A2" office:value-type="string">
            <text:p text:style-name="P7">Yerno</text:p>
          </table:table-cell>
          <table:table-cell table:style-name="Tabela1.D2" office:value-type="string">
            <text:p text:style-name="P7">Genro</text:p>
          </table:table-cell>
        </table:table-row>
        <table:table-row table:style-name="TableLine1789736786272">
          <table:table-cell table:style-name="Tabela1.A2" office:value-type="string">
            <text:p text:style-name="P5">Z</text:p>
          </table:table-cell>
          <table:table-cell table:style-name="Tabela1.A2" office:value-type="string">
            <text:p text:style-name="P5">Zeta</text:p>
          </table:table-cell>
          <table:table-cell table:style-name="Tabela1.A2" office:value-type="string">
            <text:p text:style-name="P7">Azul, Caza</text:p>
          </table:table-cell>
          <table:table-cell table:style-name="Tabela1.D2" office:value-type="string">
            <text:p text:style-name="P7">Azul, Caza</text:p>
          </table:table-cell>
        </table:table-row>
      </table:table>
      <text:p text:style-name="P5"/>
      <text:p text:style-name="P5"/>
      <text:p text:style-name="P5"/>
      <text:p text:style-name="P5"/>
      <text:list xml:id="list112814777072250" text:continue-numbering="true" text:style-name="Outline">
        <text:list-item>
          <text:h text:style-name="P80" text:outline-level="1"><text:bookmark-start text:name="__RefHeading___Toc1534_166320682"/><text:soft-page-break/>Introdução<text:bookmark-end text:name="__RefHeading___Toc1534_166320682"/></text:h>
        </text:list-item>
      </text:list>
      <text:p text:style-name="Text_20_body"><text:tab/><text:span text:style-name="T1">Muitos países falam espanhol. (lol)</text:span></text:p>
      <text:p text:style-name="Text_20_body"/>
      <text:p text:style-name="P5"><text:tab/>A Língua espanhola apresenta variantes (diferenças) que ocorrem tanto dentro de território espanhol como nos demais países que a adoram como língua oficial. (pronúncia, vocabulário, à entonação. Mas não acarretam alterações significativas ao idioma.)</text:p>
      <text:p text:style-name="P5"/>
      <text:p text:style-name="P5">Espanhol é o segundo i<text:span text:style-name="T5">dioma mais falado no mundo, depois do </text:span><text:span text:style-name="T9">Mandarin.</text:span></text:p>
      <text:p text:style-name="P10"/>
      <text:list xml:id="list112815059525974" text:continue-numbering="true" text:style-name="Outline">
        <text:list-item>
          <text:h text:style-name="Heading_20_1" text:outline-level="1"><text:bookmark-start text:name="__RefHeading___Toc1536_166320682"/>O Alfabeto<text:bookmark-end text:name="__RefHeading___Toc1536_166320682"/></text:h>
        </text:list-item>
      </text:list>
      <text:p text:style-name="P6"><text:tab/>Tem 29 Símbolos, diferenças são <text:span text:style-name="T31">CH</text:span>, <text:span text:style-name="T31">LL</text:span>, <text:span text:style-name="T31">Ñ</text:span> e não tem o Ç.</text:p>
      <text:p text:style-name="P6"/>
      <text:p text:style-name="P6">Quando o G é no início igual no português, mas quando estiver no meio da frase, pronunciamos como o som do R.</text:p>
      <text:p text:style-name="P6"/>
      <text:list xml:id="list3654953293" text:style-name="L1">
        <text:list-item>
          <text:p text:style-name="P90">Todas as letras do alfabeto espanhol são de gênero feminino: La a, la b…</text:p>
        </text:list-item>
        <text:list-item>
          <text:p text:style-name="P90">A letra H a exemplo do português não tem som é muda. Ex: <text:span text:style-name="T31">Hada</text:span>(Fada)</text:p>
        </text:list-item>
        <text:list-item>
          <text:p text:style-name="P90">A letra Ñ tem som de NH. Ex: <text:span text:style-name="T31">Cariño</text:span>.</text:p>
        </text:list-item>
      </text:list>
      <text:p text:style-name="P8"/>
      <text:list xml:id="list3433301586" text:style-name="L2">
        <text:list-item>
          <text:p text:style-name="P91">Efe – ele – o – erre → <text:span text:style-name="T6">Flor</text:span></text:p>
        </text:list-item>
        <text:list-item>
          <text:p text:style-name="P91">E – ele – e – efe – a – ene – te – e → <text:span text:style-name="T6">Elefante</text:span></text:p>
        </text:list-item>
        <text:list-item>
          <text:p text:style-name="P91">E – esse – ce – u – e – ele – a → <text:span text:style-name="T32">Escuela</text:span></text:p>
        </text:list-item>
        <text:list-item>
          <text:p text:style-name="P91">E – esse – te – u – de – i – a – ene – te – e → <text:span text:style-name="T32">Estudiante</text:span></text:p>
        </text:list-item>
        <text:list-item>
          <text:p text:style-name="P91"><text:span text:style-name="T34">C</text:span>e – hache – o – ce – o – ele – a – te – e → <text:span text:style-name="T6">Chocolate</text:span></text:p>
        </text:list-item>
        <text:list-item>
          <text:p text:style-name="P91"><text:span text:style-name="T34">A</text:span> – eme – o – erre → <text:span text:style-name="T6">Amor</text:span></text:p>
        </text:list-item>
        <text:list-item>
          <text:p text:style-name="P91">A – eme – be – u – ele – a – ene – ce – i – a → <text:span text:style-name="T32">Ambulancia</text:span></text:p>
        </text:list-item>
        <text:list-item>
          <text:p text:style-name="P91"><text:span text:style-name="T34">E</text:span> – de – i – efe – i – ce – i – o → <text:span text:style-name="T32">Edificio</text:span></text:p>
        </text:list-item>
        <text:list-item>
          <text:p text:style-name="P91"><text:span text:style-name="T34">C</text:span>e – o – eme – pe – u – te – a – de – o – erre – a → <text:span text:style-name="T7">C</text:span><text:span text:style-name="T6">omputadora</text:span></text:p>
        </text:list-item>
        <text:list-item>
          <text:p text:style-name="P91"><text:span text:style-name="T34">A</text:span> – erre – eme – a – erre – i – o → <text:span text:style-name="T33">A</text:span><text:span text:style-name="T32">rmario</text:span></text:p>
        </text:list-item>
        <text:list-item>
          <text:p text:style-name="P91"><text:span text:style-name="T34">E</text:span>rre – e – ese – pe – u – e – ese – te – a → <text:span text:style-name="T33">R</text:span><text:span text:style-name="T32">espuesta</text:span></text:p>
        </text:list-item>
      </text:list>
      <text:p text:style-name="P11"/>
      <text:list xml:id="list112815129180163" text:continue-list="list112815059525974" text:style-name="Outline">
        <text:list-item>
          <text:h text:style-name="P81" text:outline-level="1"><text:bookmark-start text:name="__RefHeading___Toc1538_166320682"/>Saludos – <text:span text:style-name="T36">Saudações</text:span><text:bookmark-end text:name="__RefHeading___Toc1538_166320682"/></text:h>
          <text:list>
            <text:list-item>
              <text:h text:style-name="P86" text:outline-level="2"><text:bookmark-start text:name="__RefHeading___Toc1540_166320682"/>Tratamento informal<text:bookmark-end text:name="__RefHeading___Toc1540_166320682"/></text:h>
            </text:list-item>
          </text:list>
        </text:list-item>
      </text:list>
      <text:p text:style-name="P9"><text:tab/>Tú, Vós(você) – Usar esse tratamento com as pessoas que você já tenha intimidade, por exemplo: amigos, família, conhecidos, etc.</text:p>
      <text:p text:style-name="P9"/>
      <text:list xml:id="list112813578551319" text:continue-numbering="true" text:style-name="Outline">
        <text:list-item>
          <text:list>
            <text:list-item>
              <text:h text:style-name="Heading_20_2" text:outline-level="2"><text:bookmark-start text:name="__RefHeading___Toc1542_166320682"/>Tratamento formal<text:bookmark-end text:name="__RefHeading___Toc1542_166320682"/></text:h>
            </text:list-item>
          </text:list>
        </text:list-item>
      </text:list>
      <text:p text:style-name="P9"><text:tab/>USTED (Senhor, senhora, você) Use-se com pessoas desconhecidas, que tenha mais idade que você, no trabalho, negócios, reuniões etc.</text:p>
      <text:p text:style-name="P9"/>
      <text:list xml:id="list112814422917310" text:continue-numbering="true" text:style-name="Outline">
        <text:list-item>
          <text:list>
            <text:list-item>
              <text:h text:style-name="P87" text:outline-level="2"><text:bookmark-start text:name="__RefHeading___Toc1544_166320682"/><text:soft-page-break/>Saludos formales<text:bookmark-end text:name="__RefHeading___Toc1544_166320682"/></text:h>
            </text:list-item>
          </text:list>
        </text:list-item>
      </text:list>
      <text:list xml:id="list1297791732" text:style-name="L3">
        <text:list-item>
          <text:p text:style-name="P92"><text:span text:style-name="T35">Buenas noches! (</text:span><text:span text:style-name="T44">Boa noite!</text:span><text:span text:style-name="T35">)</text:span></text:p>
        </text:list-item>
        <text:list-item>
          <text:p text:style-name="P93">Buenas tardes! (<text:span text:style-name="T6">Boa tarde!</text:span>)</text:p>
        </text:list-item>
        <text:list-item>
          <text:p text:style-name="P93">Buenos días/Buen días! (<text:span text:style-name="T43">Bom dia!</text:span><text:span text:style-name="T42">)</text:span></text:p>
        </text:list-item>
        <text:list-item>
          <text:p text:style-name="P93">Qué gusto de verlo! (<text:span text:style-name="T43">Que bom te ver!</text:span>)</text:p>
        </text:list-item>
        <text:list-item>
          <text:p text:style-name="P93">Cómo está usted? (<text:span text:style-name="T43">Como vocês está?</text:span>)</text:p>
        </text:list-item>
        <text:list-item>
          <text:p text:style-name="P93">Cómo están ustedes? (<text:span text:style-name="T43">Como vocês estão?</text:span>)</text:p>
        </text:list-item>
      </text:list>
      <text:p text:style-name="P14"/>
      <text:list xml:id="list112813820447749" text:continue-list="list112814422917310" text:style-name="Outline">
        <text:list-item>
          <text:list>
            <text:list-item>
              <text:h text:style-name="P88" text:outline-level="2"><text:bookmark-start text:name="__RefHeading___Toc1546_166320682"/>Sal<text:span text:style-name="T41">u</text:span>dos informais<text:bookmark-end text:name="__RefHeading___Toc1546_166320682"/></text:h>
            </text:list-item>
          </text:list>
        </text:list-item>
      </text:list>
      <text:list xml:id="list3986022520" text:style-name="L4">
        <text:list-item>
          <text:p text:style-name="P94"><text:span text:style-name="T37">Hola! (</text:span><text:span text:style-name="T45">Oi!</text:span><text:span text:style-name="T37">)</text:span></text:p>
        </text:list-item>
        <text:list-item>
          <text:p text:style-name="P95">Qué tal? (<text:span text:style-name="T43">Tudo bem?</text:span>)</text:p>
        </text:list-item>
        <text:list-item>
          <text:p text:style-name="P96">Cómo estás? (<text:span text:style-name="T43">Como está?</text:span>)</text:p>
        </text:list-item>
        <text:list-item>
          <text:p text:style-name="P96">Qué me cuentas? (<text:span text:style-name="T43">O que me conta?</text:span>)</text:p>
        </text:list-item>
      </text:list>
      <text:p text:style-name="P15"/>
      <text:list xml:id="list112814395777154" text:continue-list="list112813820447749" text:style-name="Outline">
        <text:list-item>
          <text:list>
            <text:list-item>
              <text:h text:style-name="P88" text:outline-level="2"><text:bookmark-start text:name="__RefHeading___Toc1548_166320682"/>Respuestas<text:bookmark-end text:name="__RefHeading___Toc1548_166320682"/></text:h>
            </text:list-item>
          </text:list>
        </text:list-item>
      </text:list>
      <text:list xml:id="list999023557" text:style-name="L5">
        <text:list-item>
          <text:p text:style-name="P97">Bien, y tú (<text:span text:style-name="T43">Bem, e você?</text:span>)</text:p>
        </text:list-item>
        <text:list-item>
          <text:p text:style-name="P97">Muy Bién, usted? (<text:span text:style-name="T43">Muito bem, e você?</text:span>)</text:p>
        </text:list-item>
        <text:list-item>
          <text:p text:style-name="P97">Muchas gracias (<text:span text:style-name="T43">Muito obrigado</text:span>)</text:p>
        </text:list-item>
        <text:list-item>
          <text:p text:style-name="P97">Muy bién (<text:span text:style-name="T43">Muito bem</text:span>)</text:p>
        </text:list-item>
        <text:list-item>
          <text:p text:style-name="P97">Todo bien, usted? (<text:span text:style-name="T43">Tudo bem, e você?</text:span>)</text:p>
        </text:list-item>
        <text:list-item>
          <text:p text:style-name="P97">Mal (<text:span text:style-name="T43">Mal</text:span>)</text:p>
        </text:list-item>
        <text:list-item>
          <text:p text:style-name="P97">Muy mal (<text:span text:style-name="T43">Muito mal</text:span>)</text:p>
        </text:list-item>
      </text:list>
      <text:p text:style-name="P15"/>
      <text:list xml:id="list112814879182323" text:continue-list="list112814395777154" text:style-name="Outline">
        <text:list-item>
          <text:list>
            <text:list-item>
              <text:h text:style-name="P89" text:outline-level="2"><text:bookmark-start text:name="__RefHeading___Toc1550_166320682"/>Despedidas<text:bookmark-end text:name="__RefHeading___Toc1550_166320682"/></text:h>
            </text:list-item>
          </text:list>
        </text:list-item>
      </text:list>
      <text:list xml:id="list956669670" text:style-name="L6">
        <text:list-item>
          <text:p text:style-name="P98"><text:span text:style-name="T38">¡</text:span>Adiós! (<text:span text:style-name="T43">Adeus</text:span>)</text:p>
        </text:list-item>
        <text:list-item>
          <text:p text:style-name="P99"><text:span text:style-name="T38">¡</text:span>Buenas noches! (<text:span text:style-name="T43">Boa noite!</text:span>)</text:p>
        </text:list-item>
        <text:list-item>
          <text:p text:style-name="P99"><text:span text:style-name="T38">¡</text:span>Nos vemos pronto! (<text:span text:style-name="T43">Nos vemos logo!</text:span>)</text:p>
        </text:list-item>
        <text:list-item>
          <text:p text:style-name="P99"><text:span text:style-name="T38">¡</text:span>Saludos! (<text:span text:style-name="T43">Saudações!</text:span>)</text:p>
        </text:list-item>
        <text:list-item>
          <text:p text:style-name="P99"><text:span text:style-name="T38">¡</text:span>Ha sido un placer (<text:span text:style-name="T43">Foi um prazer!</text:span>)</text:p>
        </text:list-item>
        <text:list-item>
          <text:p text:style-name="P99"><text:span text:style-name="T38">¡</text:span>Que vaya bien (<text:span text:style-name="T43">Que passe bem</text:span>)</text:p>
        </text:list-item>
        <text:list-item>
          <text:p text:style-name="P100">¡Chao! (<text:span text:style-name="T43">Tchau!</text:span>)</text:p>
        </text:list-item>
        <text:list-item>
          <text:p text:style-name="P100">¡Cuida tena! (<text:span text:style-name="T43">Te cuida!</text:span>)</text:p>
        </text:list-item>
        <text:list-item>
          <text:p text:style-name="P100">¡Hasta luego! (<text:span text:style-name="T43">Até logo!</text:span>)</text:p>
        </text:list-item>
        <text:list-item>
          <text:p text:style-name="P100">¡Hasta maña! (<text:span text:style-name="T43">Até amanhã!</text:span>)</text:p>
        </text:list-item>
        <text:list-item>
          <text:p text:style-name="P100">¡Hasta mas tarde! (<text:span text:style-name="T43">Até mais tarde!</text:span>)</text:p>
        </text:list-item>
        <text:list-item>
          <text:p text:style-name="P100">¡Hasta pronto! (<text:span text:style-name="T43">Até logo!</text:span>)</text:p>
        </text:list-item>
        <text:list-item>
          <text:p text:style-name="P100">¡Qué tengas un buen día! <text:span text:style-name="T2">(</text:span><text:span text:style-name="T43">Tenha um bom dia!</text:span>)</text:p>
        </text:list-item>
      </text:list>
      <text:p text:style-name="P16"/>
      <text:p text:style-name="P13">Expresiones</text:p>
      <text:list xml:id="list990299008" text:style-name="L7">
        <text:list-item>
          <text:p text:style-name="P101">¡Adelante!/ Entre!/ Pase!</text:p>
        </text:list-item>
        <text:list-item>
          <text:p text:style-name="P101">¡Bienvenido!</text:p>
        </text:list-item>
        <text:list-item>
          <text:p text:style-name="P101">¡Tome asiento!</text:p>
        </text:list-item>
        <text:list-item>
          <text:p text:style-name="P102"><text:span text:style-name="T38">¡Permiso! – </text:span><text:span text:style-name="T46">Com licença </text:span></text:p>
        </text:list-item>
        <text:list-item>
          <text:p text:style-name="P101">¡Gracias!</text:p>
        </text:list-item>
        <text:list-item>
          <text:p text:style-name="P101"><text:soft-page-break/>¡De nada!/ ¡A las órdenes!</text:p>
        </text:list-item>
        <text:list-item>
          <text:p text:style-name="P101">¡Cuándo guste (s)!</text:p>
        </text:list-item>
        <text:list-item>
          <text:p text:style-name="P101">¡Perdón!</text:p>
        </text:list-item>
        <text:list-item>
          <text:p text:style-name="P101">¡Enhorabuena!/ ¡Felicitaciones!</text:p>
        </text:list-item>
        <text:list-item>
          <text:p text:style-name="P101">¡Muchas felicidades!</text:p>
        </text:list-item>
        <text:list-item>
          <text:p text:style-name="P101">¡Salud!</text:p>
        </text:list-item>
        <text:list-item>
          <text:p text:style-name="P103"><text:span text:style-name="T38">¡</text:span><text:span text:style-name="T39">Feliz cumpleanõs!</text:span></text:p>
        </text:list-item>
        <text:list-item>
          <text:p text:style-name="P104"><text:span text:style-name="T38">¡</text:span>Buen viaje!</text:p>
        </text:list-item>
        <text:list-item>
          <text:p text:style-name="P104">Es un placer</text:p>
        </text:list-item>
        <text:list-item>
          <text:p text:style-name="P104">Encantado</text:p>
        </text:list-item>
        <text:list-item>
          <text:p text:style-name="P104"><text:span text:style-name="T40">C</text:span>ómo se (te) llama (s)?</text:p>
        </text:list-item>
        <text:list-item>
          <text:p text:style-name="P104">Cómo está (s)?/ Cómo anda (s)?/ Cómo le (te) va (s)?</text:p>
        </text:list-item>
      </text:list>
      <text:p text:style-name="P28"/>
      <text:p text:style-name="P12">Pronombres</text:p>
      <text:p text:style-name="P12"><text:span text:style-name="T2">Qué son los pro</text:span><text:span text:style-name="T3">n</text:span><text:span text:style-name="T2">ombres? Los pronombre son palabras que </text:span>in<text:span text:style-name="T41">d</text:span>ican personas<text:span text:style-name="T2"> o que Reemplazan as otras personas que normalmente ya han sido antes mencionadas.</text:span></text:p>
      <text:p text:style-name="P18"/>
      <text:p text:style-name="P18">Son los que especifican las personas gramaticales. Por ejemplo: Yo, ustedes, ellos, etc.</text:p>
      <text:p text:style-name="P18"/>
      <text:p text:style-name="P12"><text:span text:style-name="T2">Por lo tanto, los pronombres personales son </text:span>palabras<text:span text:style-name="T2"> variables </text:span>que reemplaza<text:span text:style-name="T41">n</text:span> sustantivos pr<text:span text:style-name="T41">o</text:span>prios<text:span text:style-name="T2"> o comunes (personas / cosas) que de alguna manera participan del discurso. Las personas del discurso son tres y, aqu</text:span><text:span text:style-name="T3">í</text:span><text:span text:style-name="T2">, deben ser entendidas como:</text:span></text:p>
      <text:p text:style-name="P18"/>
      <text:list xml:id="list2433186995" text:style-name="L8">
        <text:list-item>
          <text:p text:style-name="P110"><text:span text:style-name="T8">PESSOA</text:span><text:span text:style-name="T3"> – Aquela </text:span><text:span text:style-name="T8">QUE FALA</text:span></text:p>
        </text:list-item>
      </text:list>
      <text:list xml:id="list1672910098" text:style-name="L9">
        <text:list-item>
          <text:list>
            <text:list-item>
              <text:p text:style-name="P105">Trabajo en este edificio. (yo)</text:p>
            </text:list-item>
            <text:list-item>
              <text:p text:style-name="P105">Comemos en ese restaurante todos los días. (nosotros/nosotras)</text:p>
            </text:list-item>
          </text:list>
        </text:list-item>
      </text:list>
      <text:p text:style-name="P19"/>
      <text:list xml:id="list112813761516472" text:continue-list="list2433186995" text:style-name="L8">
        <text:list-item>
          <text:p text:style-name="P110"><text:span text:style-name="T8">PESSOA</text:span><text:span text:style-name="T3"> – Aquel</text:span><text:span text:style-name="T4">a</text:span><text:span text:style-name="T3"> </text:span><text:span text:style-name="T8">COM QUEM SE FALA</text:span></text:p>
        </text:list-item>
      </text:list>
      <text:list xml:id="list3132097524" text:style-name="L10">
        <text:list-item>
          <text:list>
            <text:list-item>
              <text:p text:style-name="P106">Encontraste lo que buscabas? (tú)</text:p>
            </text:list-item>
            <text:list-item>
              <text:p text:style-name="P106">Tenéis que llamar a un plomero. (vosotros/vosotras)</text:p>
            </text:list-item>
          </text:list>
        </text:list-item>
      </text:list>
      <text:p text:style-name="P19"/>
      <text:list xml:id="list112814528612322" text:continue-list="list112813761516472" text:style-name="L8">
        <text:list-item>
          <text:p text:style-name="P111"><text:span text:style-name="T6">PESSOA</text:span> – <text:span text:style-name="T47">A</text:span>quela <text:span text:style-name="T6">DE QUEM SE FALA</text:span></text:p>
        </text:list-item>
      </text:list>
      <text:list xml:id="list3212892218" text:style-name="L11">
        <text:list-item>
          <text:list>
            <text:list-item>
              <text:p text:style-name="P107">Llegó anoche. (él/ella)</text:p>
            </text:list-item>
            <text:list-item>
              <text:p text:style-name="P107">Estaban muy felices con el nacimiento de su nieta (ellos/ellas)</text:p>
            </text:list-item>
          </text:list>
        </text:list-item>
      </text:list>
      <text:p text:style-name="P19"/>
      <text:list xml:id="list112814065632287" text:continue-list="list112814879182323" text:style-name="Outline">
        <text:list-item>
          <text:h text:style-name="P82" text:outline-level="1"><text:bookmark-start text:name="__RefHeading___Toc1552_166320682"/>SinGular<text:bookmark-end text:name="__RefHeading___Toc1552_166320682"/></text:h>
        </text:list-item>
      </text:list>
      <text:list xml:id="list1487416446" text:style-name="L12">
        <text:list-item>
          <text:p text:style-name="P108">Yo (Eu)</text:p>
        </text:list-item>
        <text:list-item>
          <text:p text:style-name="P108">Tú (Você, tu)</text:p>
        </text:list-item>
        <text:list-item>
          <text:p text:style-name="P108">Él (Ele)</text:p>
        </text:list-item>
        <text:list-item>
          <text:p text:style-name="P108">Ella (Ela)</text:p>
        </text:list-item>
        <text:list-item>
          <text:p text:style-name="P108">Usted (senhor, senhora, você)</text:p>
        </text:list-item>
      </text:list>
      <text:p text:style-name="P20"/>
      <text:p text:style-name="P20"/>
      <text:list xml:id="list112814729300656" text:continue-list="list112814065632287" text:style-name="Outline">
        <text:list-item>
          <text:h text:style-name="P82" text:outline-level="1"><text:bookmark-start text:name="__RefHeading___Toc1554_166320682"/><text:soft-page-break/>Plural<text:bookmark-end text:name="__RefHeading___Toc1554_166320682"/></text:h>
        </text:list-item>
      </text:list>
      <text:list xml:id="list2141713425" text:style-name="L13">
        <text:list-item>
          <text:p text:style-name="P113">Nosotros (Nós)</text:p>
        </text:list-item>
        <text:list-item>
          <text:p text:style-name="P113">Vosotros (Vocês)</text:p>
        </text:list-item>
        <text:list-item>
          <text:p text:style-name="P113">Ellos/Ellas (Eles/Elas)</text:p>
        </text:list-item>
        <text:list-item>
          <text:p text:style-name="P113">Ustedes (Senhores/Senhoras/Vocês)</text:p>
        </text:list-item>
      </text:list>
      <text:p text:style-name="P31"/>
      <text:p text:style-name="P31"/>
      <text:list xml:id="list112814779137045" text:continue-list="list2141713425" text:style-name="L13">
        <text:list-item text:start-value="1">
          <text:p text:style-name="P114"><text:span text:style-name="T6">Eu</text:span> sou a Usurpadora</text:p>
          <text:list>
            <text:list-item>
              <text:p text:style-name="P114">Yo soy la Usurpadora.</text:p>
            </text:list-item>
          </text:list>
        </text:list-item>
      </text:list>
      <text:p text:style-name="P32"/>
      <text:list xml:id="list112813558050630" text:continue-numbering="true" text:style-name="L13">
        <text:list-item>
          <text:p text:style-name="P114"><text:span text:style-name="T6">Eu</text:span> sou de Jesus</text:p>
          <text:list>
            <text:list-item>
              <text:p text:style-name="P114">Yo soy de Jesus</text:p>
            </text:list-item>
          </text:list>
        </text:list-item>
      </text:list>
      <text:p text:style-name="P32"/>
      <text:list xml:id="list112814975982050" text:continue-numbering="true" text:style-name="L13">
        <text:list-item>
          <text:p text:style-name="P114"><text:span text:style-name="T6">Tú</text:span> é a Usurpadora</text:p>
          <text:list>
            <text:list-item>
              <text:p text:style-name="P114">Tú és a la Usurpadora</text:p>
            </text:list-item>
          </text:list>
        </text:list-item>
      </text:list>
      <text:p text:style-name="P32"/>
      <text:list xml:id="list112814144109482" text:continue-numbering="true" text:style-name="L13">
        <text:list-item>
          <text:p text:style-name="P115">Tú<text:span text:style-name="T2"> gosta de café?</text:span></text:p>
          <text:list>
            <text:list-item>
              <text:p text:style-name="P116"><text:span text:style-name="T6">Tú</text:span> gostas de café?</text:p>
            </text:list-item>
          </text:list>
        </text:list-item>
      </text:list>
      <text:p text:style-name="P29"/>
      <text:list xml:id="list112814190860364" text:continue-numbering="true" text:style-name="L13">
        <text:list-item>
          <text:p text:style-name="P116"><text:span text:style-name="T6">Ele</text:span> gosta de tomar café enquanto assiste a Usurpadora?</text:p>
          <text:list>
            <text:list-item>
              <text:p text:style-name="P116"><text:span text:style-name="T6">Él</text:span> gosta de tomar café enquanto assistes a la Usurpadora?</text:p>
            </text:list-item>
          </text:list>
        </text:list-item>
      </text:list>
      <text:p text:style-name="P29"/>
      <text:list xml:id="list112815208887409" text:continue-numbering="true" text:style-name="L13">
        <text:list-item>
          <text:p text:style-name="P112"><text:span text:style-name="T6">Vocês</text:span> gostam de assistir a Usurpadora enquanto tomam café?</text:p>
          <text:list>
            <text:list-item>
              <text:p text:style-name="P109"><text:span text:style-name="T6">Usted</text:span> gustan de asistir a la Usurpadora enquanto toman café?</text:p>
            </text:list-item>
          </text:list>
          <text:p text:style-name="P116"/>
        </text:list-item>
      </text:list>
      <text:p text:style-name="P30">Repare que em espanhol existem duas formas de la pessoa do plural <text:span text:style-name="T32">nosotros</text:span> (masculino) e <text:span text:style-name="T32">nosotras</text:span>(feminino)</text:p>
      <text:p text:style-name="P30"/>
      <text:p text:style-name="P30">E duas formas de 2a pessoa do plural – <text:span text:style-name="T31">vosotros</text:span> (masculino) e <text:span text:style-name="T31">vosotras</text:span>(feminino)</text:p>
      <text:p text:style-name="P30">Em português, não há variação de gênero nesses casos e temos as formas nós e vós para ambos.</text:p>
      <text:p text:style-name="P17"/>
      <text:p text:style-name="P17"/>
      <text:list xml:id="list112813811864429" text:continue-list="list112814729300656" text:style-name="Outline">
        <text:list-item>
          <text:h text:style-name="P84" text:outline-level="1"><text:bookmark-start text:name="__RefHeading___Toc1556_166320682"/>Aula 27 de maio de 2021<text:bookmark-end text:name="__RefHeading___Toc1556_166320682"/></text:h>
        </text:list-item>
      </text:list>
      <text:p text:style-name="P36">Doro and Dorito...</text:p>
      <text:p text:style-name="P33"/>
      <text:p text:style-name="P34">Como buscar? Como buscar ao senhor? I don’t think its about that… see?</text:p>
      <text:p text:style-name="P35"/>
      <text:p text:style-name="P37">Uma relação que <text:span text:style-name="T6">gera</text:span> interesse e estudo. <text:span text:style-name="T48">Porém o estudo não gera relação.</text:span></text:p>
      <text:p text:style-name="P37"/>
      <text:list xml:id="list3662206466" text:style-name="L14">
        <text:list-item>
          <text:p text:style-name="P117"><text:span text:style-name="T49">Tú</text:span> hablas muy bien.</text:p>
        </text:list-item>
        <text:list-item>
          <text:p text:style-name="P117"><text:span text:style-name="T49">Vosotros</text:span> ya sabéis toda la verdad.</text:p>
        </text:list-item>
        <text:list-item>
          <text:p text:style-name="P117"><text:span text:style-name="T49">Ellos</text:span> son muy inteligentes.</text:p>
        </text:list-item>
      </text:list>
      <text:p text:style-name="P38"/>
      <text:list xml:id="list846278309" text:style-name="L15">
        <text:list-item>
          <text:p text:style-name="P118">Las palabras que están subrayadas son pronombres personales, pues se refieren a los sujetos de la oración, o sea los que praticam las acciones</text:p>
        </text:list-item>
      </text:list>
      <text:p text:style-name="P41"/>
      <text:p text:style-name="P42">Tabla com los pronombres personales</text:p>
      <text:p text:style-name="P42"/>
      <text:p text:style-name="P43">Pronombre Sujeto</text:p>
      <text:p text:style-name="P43">Pronombre Complemento</text:p>
      <text:p text:style-name="P43">Formas átonas</text:p>
      <text:p text:style-name="P43">Formas Tónicas</text:p>
      <text:p text:style-name="P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1789736778928">
          <table:table-cell table:style-name="Tabela2.A1" office:value-type="string">
            <text:p text:style-name="P59"/>
          </table:table-cell>
          <table:table-cell table:style-name="Tabela2.A1" table:number-rows-spanned="2" office:value-type="string">
            <text:p text:style-name="P62">Pronombre Sujeto</text:p>
          </table:table-cell>
          <table:table-cell table:style-name="Tabela2.C1" table:number-columns-spanned="2" office:value-type="string">
            <text:p text:style-name="P63">Complementos...</text:p>
          </table:table-cell>
          <table:covered-table-cell/>
        </table:table-row>
        <table:table-row table:style-name="TableLine1789736785456">
          <table:table-cell table:style-name="Tabela2.A2" office:value-type="string">
            <text:p text:style-name="P59"/>
          </table:table-cell>
          <table:covered-table-cell/>
          <table:table-cell table:style-name="Tabela2.C2" table:number-columns-spanned="2" office:value-type="string">
            <text:p text:style-name="P61">Formas tónicas</text:p>
          </table:table-cell>
          <table:covered-table-cell/>
        </table:table-row>
        <table:table-row table:style-name="TableLine1789736795248">
          <table:table-cell table:style-name="Tabela2.A2" office:value-type="string">
            <text:p text:style-name="P59">1ª</text:p>
          </table:table-cell>
          <table:table-cell table:style-name="Tabela2.A2" office:value-type="string">
            <text:p text:style-name="P60"><text:span text:style-name="T60">Y</text:span>o</text:p>
          </table:table-cell>
          <table:table-cell table:style-name="Tabela2.A2" office:value-type="string">
            <text:p text:style-name="P60">Mí, conmigo</text:p>
          </table:table-cell>
          <table:table-cell table:style-name="Tabela2.C2" office:value-type="string">
            <text:p text:style-name="P60"/>
          </table:table-cell>
        </table:table-row>
        <table:table-row table:style-name="TableLine1789736801232">
          <table:table-cell table:style-name="Tabela2.A2" office:value-type="string">
            <text:p text:style-name="P59">2ª</text:p>
          </table:table-cell>
          <table:table-cell table:style-name="Tabela2.A2" office:value-type="string">
            <text:p text:style-name="P60"><text:span text:style-name="T60">T</text:span>ú</text:p>
          </table:table-cell>
          <table:table-cell table:style-name="Tabela2.A2" office:value-type="string">
            <text:p text:style-name="P60">Ti, contigo</text:p>
          </table:table-cell>
          <table:table-cell table:style-name="Tabela2.C2" office:value-type="string">
            <text:p text:style-name="P60"/>
          </table:table-cell>
        </table:table-row>
        <table:table-row table:style-name="TableLine1789736793072">
          <table:table-cell table:style-name="Tabela2.A2" office:value-type="string">
            <text:p text:style-name="P59">3ª</text:p>
          </table:table-cell>
          <table:table-cell table:style-name="Tabela2.A2" office:value-type="string">
            <text:p text:style-name="P60">Él, ella, usted</text:p>
          </table:table-cell>
          <table:table-cell table:style-name="Tabela2.A2" office:value-type="string">
            <text:p text:style-name="P60">Si, consigo, él, ella, usted</text:p>
          </table:table-cell>
          <table:table-cell table:style-name="Tabela2.C2" office:value-type="string">
            <text:p text:style-name="P60"/>
          </table:table-cell>
        </table:table-row>
        <table:table-row table:style-name="TableLine1789736796064">
          <table:table-cell table:style-name="Tabela2.A2" office:value-type="string">
            <text:p text:style-name="P59">1ª</text:p>
          </table:table-cell>
          <table:table-cell table:style-name="Tabela2.A2" office:value-type="string">
            <text:p text:style-name="P60">Nosotros, nosotras</text:p>
          </table:table-cell>
          <table:table-cell table:style-name="Tabela2.A2" office:value-type="string">
            <text:p text:style-name="P60">Nosotros, nosotras</text:p>
          </table:table-cell>
          <table:table-cell table:style-name="Tabela2.C2" office:value-type="string">
            <text:p text:style-name="P60"/>
          </table:table-cell>
        </table:table-row>
        <table:table-row table:style-name="TableLine1789736787360">
          <table:table-cell table:style-name="Tabela2.A2" office:value-type="string">
            <text:p text:style-name="P59">2ª</text:p>
          </table:table-cell>
          <table:table-cell table:style-name="Tabela2.A2" office:value-type="string">
            <text:p text:style-name="P60">Vosotros, vosotras</text:p>
          </table:table-cell>
          <table:table-cell table:style-name="Tabela2.A2" office:value-type="string">
            <text:p text:style-name="P60">Vosotros, vosotras</text:p>
          </table:table-cell>
          <table:table-cell table:style-name="Tabela2.C2" office:value-type="string">
            <text:p text:style-name="P60"/>
          </table:table-cell>
        </table:table-row>
        <table:table-row table:style-name="TableLine1789736790624">
          <table:table-cell table:style-name="Tabela2.A2" office:value-type="string">
            <text:p text:style-name="P59">3ª</text:p>
          </table:table-cell>
          <table:table-cell table:style-name="Tabela2.A2" office:value-type="string">
            <text:p text:style-name="P60">Ellos, ellas, usted</text:p>
          </table:table-cell>
          <table:table-cell table:style-name="Tabela2.A2" office:value-type="string">
            <text:p text:style-name="P60">Sí, consigo, ellos, ellas, ustedes</text:p>
          </table:table-cell>
          <table:table-cell table:style-name="Tabela2.C2" office:value-type="string">
            <text:p text:style-name="P60"/>
          </table:table-cell>
        </table:table-row>
      </table:table>
      <text:p text:style-name="P43"/>
      <text:p text:style-name="P43"/>
      <text:p text:style-name="P78">Formas tônicas</text:p>
      <text:list xml:id="list2941382244" text:style-name="L16">
        <text:list-item>
          <text:p text:style-name="P120">São aquelas que sempre vem precedidas por preposição.</text:p>
        </text:list-item>
        <text:list-item>
          <text:p text:style-name="P120">(AS proposições, tanto em espanhol como em português, são palavras, invariáveis, que ligam dois elementos em uma frase, estabelecendo uma relação entre eles).</text:p>
        </text:list-item>
      </text:list>
      <text:p text:style-name="P44"/>
      <text:list xml:id="list112813877881162" text:continue-numbering="true" text:style-name="L16">
        <text:list-item>
          <text:p text:style-name="P120">Observe-as no quadro abaixo:</text:p>
        </text:list-item>
      </text:list>
      <text:p text:style-name="P44"/>
      <text:list xml:id="list802184590" text:style-name="L17">
        <text:list-item>
          <text:p text:style-name="P121">Pessoa → Mí conmigo e Nosotros / as</text:p>
        </text:list-item>
        <text:list-item>
          <text:p text:style-name="P121">Pessoa → Tí Contigo Vosotros / as </text:p>
        </text:list-item>
        <text:list-item>
          <text:p text:style-name="P121">Pessoa → Sí consigo</text:p>
        </text:list-item>
      </text:list>
      <text:p text:style-name="P43"/>
      <text:p text:style-name="P43"/>
      <table:table table:name="Tabela3" table:style-name="Tabela3">
        <table:table-column table:style-name="Tabela3.A" table:number-columns-repeated="3"/>
        <table:table-column table:style-name="Tabela3.D"/>
        <table:table-row table:style-name="TableLine1789736790896">
          <table:table-cell table:style-name="Tabela3.A1" office:value-type="string">
            <text:p text:style-name="P65"/>
          </table:table-cell>
          <table:table-cell table:style-name="Tabela3.A1" office:value-type="string">
            <text:p text:style-name="P65"/>
          </table:table-cell>
          <table:table-cell table:style-name="Tabela3.A1" office:value-type="string">
            <text:p text:style-name="P64">Singular</text:p>
          </table:table-cell>
          <table:table-cell table:style-name="Tabela3.D1" office:value-type="string">
            <text:p text:style-name="P64">Plural</text:p>
          </table:table-cell>
        </table:table-row>
        <table:table-row table:style-name="TableLine1789736787904">
          <table:table-cell table:style-name="Tabela3.A2" office:value-type="string">
            <text:p text:style-name="P65">1ª Pessoa</text:p>
          </table:table-cell>
          <table:table-cell table:style-name="Tabela3.A2" office:value-type="string">
            <text:p text:style-name="P65">Mí</text:p>
          </table:table-cell>
          <table:table-cell table:style-name="Tabela3.A2" office:value-type="string">
            <text:p text:style-name="P65">Conmigo</text:p>
          </table:table-cell>
          <table:table-cell table:style-name="Tabela3.D2" office:value-type="string">
            <text:p text:style-name="P65">Nosotros / as</text:p>
          </table:table-cell>
        </table:table-row>
        <table:table-row table:style-name="TableLine1789736791168">
          <table:table-cell table:style-name="Tabela3.A2" office:value-type="string">
            <text:p text:style-name="P65">2ª Pessoa</text:p>
          </table:table-cell>
          <table:table-cell table:style-name="Tabela3.A2" office:value-type="string">
            <text:p text:style-name="P65">Tí</text:p>
          </table:table-cell>
          <table:table-cell table:style-name="Tabela3.A2" office:value-type="string">
            <text:p text:style-name="P65">Contigo</text:p>
          </table:table-cell>
          <table:table-cell table:style-name="Tabela3.D2" office:value-type="string">
            <text:p text:style-name="P65">Vosotros / as</text:p>
          </table:table-cell>
        </table:table-row>
        <table:table-row table:style-name="TableLine1789736799600">
          <table:table-cell table:style-name="Tabela3.A2" office:value-type="string">
            <text:p text:style-name="P65">3ª Pessoa</text:p>
          </table:table-cell>
          <table:table-cell table:style-name="Tabela3.A2" office:value-type="string">
            <text:p text:style-name="P65">Sí</text:p>
          </table:table-cell>
          <table:table-cell table:style-name="Tabela3.A2" office:value-type="string">
            <text:p text:style-name="P65">Consigo</text:p>
          </table:table-cell>
          <table:table-cell table:style-name="Tabela3.D2" office:value-type="string">
            <text:p text:style-name="Table_20_Contents"/>
          </table:table-cell>
        </table:table-row>
      </table:table>
      <text:p text:style-name="P43"/>
      <text:p text:style-name="P45">Exemplos:</text:p>
      <text:p text:style-name="P45"/>
      <text:p text:style-name="P39"><text:span text:style-name="T51">Estoy segura de que mi novia piensa mucho </text:span><text:span text:style-name="T52">em mí.</text:span></text:p>
      <text:p text:style-name="P46"/>
      <text:p text:style-name="P39"><text:span text:style-name="T52">A ti </text:span><text:span text:style-name="T54">te gustan las rosas.</text:span></text:p>
      <text:p text:style-name="P46"/>
      <text:p text:style-name="P39"><text:span text:style-name="T54">No pienso irme a vivir </text:span><text:span text:style-name="T52">contigo</text:span><text:span text:style-name="T54">.</text:span></text:p>
      <text:p text:style-name="P46"/>
      <text:p text:style-name="P39"><text:span text:style-name="T54">Vino </text:span><text:span text:style-name="T52">con nosotros</text:span></text:p>
      <text:p text:style-name="P46"/>
      <text:p text:style-name="P39"><text:span text:style-name="T54">Pronomes átonos e </text:span><text:span text:style-name="T52">tônicos</text:span><text:span text:style-name="T54"> podem aparecer na mesma frase.</text:span></text:p>
      <text:p text:style-name="P39"><text:span text:style-name="T54">A </text:span><text:span text:style-name="T52">mí</text:span><text:span text:style-name="T54"> me gustan las papas.</text:span></text:p>
      <text:p text:style-name="P46"/>
      <text:p text:style-name="P46"/>
      <text:p text:style-name="P46"/>
      <text:p text:style-name="P51">Fórmas átonas</text:p>
      <text:p text:style-name="P47"/>
      <text:p text:style-name="P40"><text:span text:style-name="T54">Empregam -se sempre como complemento </text:span><text:span text:style-name="T52">INDIRETO</text:span><text:span text:style-name="T54"> (recebe indiretamente a ação do verbo)</text:span></text:p>
      <text:p text:style-name="P48"/>
      <text:p text:style-name="P48">Exemplos:</text:p>
      <text:p text:style-name="P48"/>
      <text:p text:style-name="P40"><text:span text:style-name="T54">Has hablado com </text:span><text:span text:style-name="T52">LOS</text:span><text:span text:style-name="T54"> hermanos?</text:span></text:p>
      <text:p text:style-name="P40"><text:span text:style-name="T54">No, </text:span><text:span text:style-name="T52">LE</text:span><text:span text:style-name="T54"> he escrito un e-mail.</text:span></text:p>
      <text:p text:style-name="P48"/>
      <text:p text:style-name="P49"/>
      <text:p text:style-name="P49"/>
      <text:p text:style-name="P49"/>
      <text:p text:style-name="P49"/>
      <text:p text:style-name="P49"><text:soft-page-break/>Exercícios pronombres personales:</text:p>
      <text:p text:style-name="P49"/>
      <text:list xml:id="list1825981053" text:style-name="L18">
        <text:list-item>
          <text:p text:style-name="P119"><text:span text:style-name="T52">Yo</text:span><text:span text:style-name="T54"> soy el mejor jugador de fútbol</text:span></text:p>
        </text:list-item>
        <text:list-item>
          <text:p text:style-name="P119"><text:span text:style-name="T52">Tú</text:span><text:span text:style-name="T54"> eres mi mejor amigo</text:span></text:p>
        </text:list-item>
        <text:list-item>
          <text:p text:style-name="P119"><text:span text:style-name="T52">Ello</text:span><text:span text:style-name="T54"> ganó la carrera</text:span></text:p>
        </text:list-item>
        <text:list-item>
          <text:p text:style-name="P119"><text:span text:style-name="T53">Ella</text:span><text:span text:style-name="T54"> es mi prima de Barcelona</text:span></text:p>
        </text:list-item>
        <text:list-item>
          <text:p text:style-name="P119"><text:span text:style-name="T50">Usted</text:span><text:span text:style-name="T54"> es responsable por sus materiales</text:span></text:p>
        </text:list-item>
        <text:list-item>
          <text:p text:style-name="P119"><text:span text:style-name="T52">Nosotros</text:span><text:span text:style-name="T54"> vamos ir de compras</text:span></text:p>
        </text:list-item>
        <text:list-item>
          <text:p text:style-name="P119"><text:span text:style-name="T52">Vosotros</text:span><text:span text:style-name="T54"> sois muy perezosos</text:span></text:p>
        </text:list-item>
        <text:list-item>
          <text:p text:style-name="P119"><text:span text:style-name="T52">Usted</text:span><text:span text:style-name="T53">es</text:span><text:span text:style-name="T54"> son mais mejores alumnos.</text:span></text:p>
        </text:list-item>
      </text:list>
      <text:p text:style-name="P49"/>
      <text:p text:style-name="P49"/>
      <text:p text:style-name="P50">PRESENTACIÓN</text:p>
      <text:p text:style-name="P50"/>
      <text:p text:style-name="P21"><text:span text:style-name="T51"><text:tab/>Hola! Me llamo Jediel, Tengo 19 años de edad, soy estudiante, estoy e</text:span><text:span text:style-name="T55">n</text:span><text:span text:style-name="T51"> </text:span><text:span text:style-name="T59">el</text:span><text:span text:style-name="T51"> CTMVida desde marzo, ha sido un tiempo de mucha bendición para mi vida.</text:span></text:p>
      <text:p text:style-name="P21"><text:span text:style-name="T51"><text:tab/>Me encanta estudiar y </text:span><text:span text:style-name="T22">compartir</text:span><text:span text:style-name="T51"> </text:span><text:span text:style-name="T55">lo conocimiento de Dios y ayudar las personas ha la mí </text:span><text:span text:style-name="T58">lado.</text:span></text:p>
      <text:p text:style-name="P22"><text:span text:style-name="T51"><text:tab/>A m</text:span><text:span text:style-name="T57">í</text:span><text:span text:style-name="T51"> me gusta mucho las </text:span><text:span text:style-name="T23">clases</text:span><text:span text:style-name="T51"> del Maestro Jessé, cuando salir del seminario mí proyecto de vida es </text:span><text:span text:style-name="T56">servir a Dios y ha la todos los os otros.</text:span></text:p>
      <text:p text:style-name="P23"/>
      <text:p text:style-name="P23"/>
      <text:list xml:id="list112814748284689" text:continue-list="list112813811864429" text:style-name="Outline">
        <text:list-item>
          <text:h text:style-name="P85" text:outline-level="1">Aula 03 de junho de 2021</text:h>
        </text:list-item>
      </text:list>
      <text:p text:style-name="P52">Espanhol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3">El desayuno</text:p>
            <text:p text:style-name="P53">El alm<text:span text:style-name="T61">uerzo</text:span></text:p>
            <text:p text:style-name="P54">La <text:span text:style-name="T62">cen</text:span><text:span text:style-name="T63">a</text:span></text:p>
            <text:p text:style-name="P56">La carta</text:p>
            <text:p text:style-name="P55">Los postres</text:p>
            <text:p text:style-name="P55">Manzanas</text:p>
            <text:p text:style-name="P55">Plátano</text:p>
            <text:p text:style-name="P56">Fresas</text:p>
            <text:p text:style-name="P55">Zanahoria</text:p>
            <text:p text:style-name="P55">Queso</text:p>
            <text:p text:style-name="P55">Pa<text:span text:style-name="T63">n</text:span></text:p>
            <text:p text:style-name="P56"><text:span text:style-name="T13">H</text:span><text:span text:style-name="T12">elado</text:span></text:p>
            <text:p text:style-name="P122">Café</text:p>
            <text:p text:style-name="P122">Maíz</text:p>
            <text:p text:style-name="P122">Huevos</text:p>
            <text:p text:style-name="P122">Pescados</text:p>
            <text:p text:style-name="P122">Ajo</text:p>
            <text:p text:style-name="P122">Limón</text:p>
            <text:p text:style-name="P122">Naranja</text:p>
            <text:p text:style-name="P122">Cebolla</text:p>
            <text:p text:style-name="P56"><text:span text:style-name="T12">San</text:span><text:span text:style-name="T15">dia</text:span></text:p>
            <text:p text:style-name="P122">Té</text:p>
            <text:p text:style-name="P122">Refresco</text:p>
            <text:p text:style-name="P122">Azúcar</text:p>
            <text:p text:style-name="P122">Chorizo</text:p>
            <text:p text:style-name="P122">Hígado</text:p>
            <text:p text:style-name="P122">Cerdo</text:p>
            <text:p text:style-name="P122">Jamón</text:p>
            <text:p text:style-name="P122">Pollo</text:p>
            <text:p text:style-name="P122">Conejo</text:p>
            <text:p text:style-name="P122">Atún</text:p>
            <text:p text:style-name="P122">Sardina</text:p>
            <text:p text:style-name="P122">Camarón</text:p>
            <text:p text:style-name="P122">Maricos</text:p>
            <text:p text:style-name="P56"><text:span text:style-name="T12">Frijol/</text:span><text:span text:style-name="T19">poroto</text:span></text:p>
            <text:p text:style-name="P57"><text:span text:style-name="T14">L</text:span><text:span text:style-name="T12">asaña</text:span></text:p>
            <text:p text:style-name="P123">Salsa Blanca</text:p>
            <text:p text:style-name="P57"><text:span text:style-name="T19">Ñ</text:span><text:span text:style-name="T12">oqui</text:span></text:p>
            <text:p text:style-name="P123">Tortilla</text:p>
            <text:p text:style-name="P123">Panqueque</text:p>
            <text:p text:style-name="P123">Fariña</text:p>
            <text:p text:style-name="P57"><text:span text:style-name="T12">Piño</text:span><text:span text:style-name="T16">n</text:span></text:p>
            <text:p text:style-name="P124">Aceite</text:p>
            <text:p text:style-name="P124">Pimienta</text:p>
            <text:p text:style-name="P124">Sal</text:p>
            <text:p text:style-name="P124"><text:soft-page-break/>Mayonesa</text:p>
            <text:p text:style-name="P124">Pan de molde</text:p>
            <text:p text:style-name="P124">Rosquillas</text:p>
            <text:p text:style-name="P124">Palta</text:p>
            <text:p text:style-name="P124">Melón</text:p>
            <text:p text:style-name="P124">Higo</text:p>
            <text:p text:style-name="P124">Cereza</text:p>
            <text:p text:style-name="P124">Mora</text:p>
            <text:p text:style-name="P125">Lechuga</text:p>
            <text:p text:style-name="P125">Arueja</text:p>
            <text:p text:style-name="P58"><text:span text:style-name="T12">R</text:span><text:span text:style-name="T17">emolach</text:span><text:span text:style-name="T18">a</text:span></text:p>
            <text:p text:style-name="P125">Repollo</text:p>
            <text:p text:style-name="P125">Purê de papas</text:p>
            <text:p text:style-name="P126">Ensalada</text:p>
            <text:p text:style-name="P126">Sopa</text:p>
            <text:p text:style-name="P126">Lenteja</text:p>
            <text:p text:style-name="P126">Leche</text:p>
            <text:p text:style-name="P126">Vino</text:p>
            <text:p text:style-name="P126">Mate</text:p>
            <text:p text:style-name="P126">Yogur</text:p>
            <text:p text:style-name="P126"/>
          </table:table-cell>
          <table:table-cell table:style-name="Tabela4.B1" office:value-type="string">
            <text:p text:style-name="P66">Café da manhã</text:p>
            <text:p text:style-name="P67">Almoço</text:p>
            <text:p text:style-name="P67">Janta</text:p>
            <text:p text:style-name="P67">Cardápio</text:p>
            <text:p text:style-name="P68">Sobremesa</text:p>
            <text:p text:style-name="P68">Maça?</text:p>
            <text:p text:style-name="P68">Banana</text:p>
            <text:p text:style-name="P68">Morango</text:p>
            <text:p text:style-name="P69">Cenoura</text:p>
            <text:p text:style-name="P69">Queijo</text:p>
            <text:p text:style-name="P70">Pão</text:p>
            <text:p text:style-name="P70">Sorvete</text:p>
            <text:p text:style-name="P70">Café</text:p>
            <text:p text:style-name="P70">Milho</text:p>
            <text:p text:style-name="P70">Ovos</text:p>
            <text:p text:style-name="P71">Peixe</text:p>
            <text:p text:style-name="P71">Alho</text:p>
            <text:p text:style-name="P71">Limão</text:p>
            <text:p text:style-name="P71">Laranja</text:p>
            <text:p text:style-name="P71">Cebola</text:p>
            <text:p text:style-name="P71">Melancia</text:p>
            <text:p text:style-name="P72">Chá</text:p>
            <text:p text:style-name="P72">Suco</text:p>
            <text:p text:style-name="P72">Açúcar</text:p>
            <text:p text:style-name="P72">Linguiça</text:p>
            <text:p text:style-name="P72">Fígado</text:p>
            <text:p text:style-name="P72">Porco</text:p>
            <text:p text:style-name="P73">Presunto</text:p>
            <text:p text:style-name="P73">Frango</text:p>
            <text:p text:style-name="P73">Coelho</text:p>
            <text:p text:style-name="P73">Atum</text:p>
            <text:p text:style-name="P73">Sardinha</text:p>
            <text:p text:style-name="P73">Camarão</text:p>
            <text:p text:style-name="P73">Mariscos</text:p>
            <text:p text:style-name="P73">Feijão</text:p>
            <text:p text:style-name="P73">Lasanha</text:p>
            <text:p text:style-name="P73">Molho</text:p>
            <text:p text:style-name="P73">Nhoqui…???</text:p>
            <text:p text:style-name="P73">Tortilla?????</text:p>
            <text:p text:style-name="P73">Panqueca</text:p>
            <text:p text:style-name="P73">Farófa</text:p>
            <text:p text:style-name="P73">Pinhão</text:p>
            <text:p text:style-name="P73">Azeite</text:p>
            <text:p text:style-name="P73">Pimenta</text:p>
            <text:p text:style-name="P73">Sal</text:p>
            <text:p text:style-name="P73"><text:soft-page-break/>Maionese</text:p>
            <text:p text:style-name="P73">Pão de <text:span text:style-name="T64">forma</text:span></text:p>
            <text:p text:style-name="P73">Rosquinha<text:span text:style-name="T64">s</text:span></text:p>
            <text:p text:style-name="P74">Abacate</text:p>
            <text:p text:style-name="P74">Melão</text:p>
            <text:p text:style-name="P74">Figo</text:p>
            <text:p text:style-name="P74">Cereja</text:p>
            <text:p text:style-name="P74">Amora</text:p>
            <text:p text:style-name="P74">Alface</text:p>
            <text:p text:style-name="P74">Ervilha</text:p>
            <text:p text:style-name="P74">Beterraba</text:p>
            <text:p text:style-name="P75">Repolho</text:p>
            <text:p text:style-name="P75">Purê de batatas</text:p>
            <text:p text:style-name="P75">Salada</text:p>
            <text:p text:style-name="P75">Sopa</text:p>
            <text:p text:style-name="P75">Lentilha</text:p>
            <text:p text:style-name="P75">Leite</text:p>
            <text:p text:style-name="P75">Vinho</text:p>
            <text:p text:style-name="P75">Chimarrão</text:p>
            <text:p text:style-name="P75">Yogurte</text:p>
          </table:table-cell>
        </table:table-row>
      </table:table>
      <text:p text:style-name="P127"/>
      <text:p text:style-name="P126"/>
      <text:p text:style-name="P128">Diálogo</text:p>
      <text:p text:style-name="P128"/>
      <text:p text:style-name="P24"><text:span text:style-name="T65">Ana</text:span><text:span text:style-name="T67">:</text:span><text:span text:style-name="T11"> Hola Gabriel</text:span></text:p>
      <text:p text:style-name="P24"><text:span text:style-name="T68">Gabriel</text:span><text:span text:style-name="T11">: Hola Que tal?</text:span></text:p>
      <text:p text:style-name="P24"><text:span text:style-name="T65">Ana</text:span><text:span text:style-name="T67">:</text:span><text:span text:style-name="T11"> Estoy bien.</text:span></text:p>
      <text:p text:style-name="P24"><text:span text:style-name="T65">Ana</text:span><text:span text:style-name="T11">: Estás trabajando?</text:span></text:p>
      <text:p text:style-name="P24"><text:span text:style-name="T68">Gabriel</text:span><text:span text:style-name="T11">: Si, esto</text:span><text:span text:style-name="T29">y</text:span><text:span text:style-name="T11"> trabajando e</text:span><text:span text:style-name="T29">n</text:span><text:span text:style-name="T11"> una tienda de regalos</text:span></text:p>
      <text:p text:style-name="P24"><text:span text:style-name="T65">Ana</text:span><text:span text:style-name="T11">: Qué haces exactamente?</text:span></text:p>
      <text:p text:style-name="P24"><text:span text:style-name="T68">Gabriel</text:span><text:span text:style-name="T11">: Soy auxiliar de contabilidad</text:span></text:p>
      <text:p text:style-name="P24"><text:span text:style-name="T68">Gabriel</text:span><text:span text:style-name="T11">: Y tú a qué te dedicas?</text:span></text:p>
      <text:p text:style-name="P24"><text:span text:style-name="T65">Ana</text:span><text:span text:style-name="T11">: Yo estoy trabajando e</text:span><text:span text:style-name="T30">n</text:span><text:span text:style-name="T11"> la empresa de mi padre, soy secretaria pero pienso que muy pronto voy a tener un puesto mejor.</text:span></text:p>
      <text:p text:style-name="P24"><text:span text:style-name="T68">Gabriel</text:span><text:span text:style-name="T24">: Qué bueno!</text:span></text:p>
      <text:p text:style-name="P129"/>
      <text:p text:style-name="P130">================================================================</text:p>
      <text:p text:style-name="P25"><text:span text:style-name="T66">Jediel</text:span><text:span text:style-name="T24">: Hola Juliel!</text:span></text:p>
      <text:p text:style-name="P25"><text:span text:style-name="T69">Juliel</text:span><text:span text:style-name="T25">: </text:span><text:span text:style-name="T24">Hola Como estás?</text:span></text:p>
      <text:p text:style-name="P25"><text:span text:style-name="T66">Jediel</text:span><text:span text:style-name="T25">: </text:span><text:span text:style-name="T24">Estoy muy bien!</text:span></text:p>
      <text:p text:style-name="P25"><text:span text:style-name="T66">Jediel</text:span><text:span text:style-name="T24">: Estás haciendo el trabajo de</text:span><text:span text:style-name="T27"> la</text:span><text:span text:style-name="T24"> maestra Bruna?</text:span></text:p>
      <text:p text:style-name="P25"><text:span text:style-name="T69">Juliel</text:span><text:span text:style-name="T24">: Sí, ya concluí!</text:span></text:p>
      <text:p text:style-name="P25"><text:span text:style-name="T66">Jediel</text:span><text:span text:style-name="T24">: Dios mio! Yo no!</text:span></text:p>
      <text:p text:style-name="P25"><text:span text:style-name="T69">Juliel</text:span><text:span text:style-name="T24">: Está bien, ella perdona!</text:span></text:p>
      <text:p text:style-name="P25"><text:span text:style-name="T66">Jediel</text:span><text:span text:style-name="T24">: Espero que si! Pretendo asistir alguna cosa e</text:span><text:span text:style-name="T26">n</text:span><text:span text:style-name="T24"> la </text:span><text:span text:style-name="T26">N</text:span><text:span text:style-name="T24">etflix.</text:span></text:p>
      <text:p text:style-name="P132"/>
      <text:p text:style-name="P132"/>
      <text:p text:style-name="P135"><text:soft-page-break/>Dias de la semana</text:p>
      <text:p text:style-name="P133">Domingo: Domingo</text:p>
      <text:p text:style-name="P133">Lunes: Segunda-feira</text:p>
      <text:p text:style-name="P133">Martes: Terça-feira</text:p>
      <text:p text:style-name="P133">Miercoles: Quarta-feira</text:p>
      <text:p text:style-name="P133">Jueves: Quinta-feira</text:p>
      <text:p text:style-name="P133">Viernes: Sexta-feira</text:p>
      <text:p text:style-name="P133">Sabado: Sábado</text:p>
      <text:p text:style-name="P133"/>
      <text:p text:style-name="P27"><text:span text:style-name="T28">E</text:span><text:span text:style-name="T24">nero: Janeiro</text:span></text:p>
      <text:p text:style-name="P134">Febrero: Fevereiro</text:p>
      <text:p text:style-name="P26"><text:span text:style-name="T24">Marzo</text:span><text:span text:style-name="T21">: </text:span><text:span text:style-name="T20">Março</text:span></text:p>
      <text:p text:style-name="P26"><text:span text:style-name="T24">Abril</text:span><text:span text:style-name="T21">: </text:span><text:span text:style-name="T20">Abril</text:span><text:span text:style-name="T24"><text:line-break/>Mayo</text:span><text:span text:style-name="T21">: </text:span><text:span text:style-name="T20">Maio</text:span></text:p>
      <text:p text:style-name="P26"><text:span text:style-name="T24">Junio</text:span><text:span text:style-name="T21">: </text:span><text:span text:style-name="T20">Junho</text:span></text:p>
      <text:p text:style-name="P26"><text:span text:style-name="T24">Julio</text:span><text:span text:style-name="T21">: </text:span><text:span text:style-name="T20">Julho</text:span></text:p>
      <text:p text:style-name="P26"><text:span text:style-name="T24">Agosto</text:span><text:span text:style-name="T21">: </text:span><text:span text:style-name="T20">Agosto</text:span></text:p>
      <text:p text:style-name="P26"><text:span text:style-name="T24">Setiembre/</text:span><text:span text:style-name="T28">Setptiembre</text:span><text:span text:style-name="T21">: </text:span><text:span text:style-name="T20">Setembro</text:span></text:p>
      <text:p text:style-name="P26"><text:span text:style-name="T24">Octubre</text:span><text:span text:style-name="T21">: </text:span><text:span text:style-name="T20">Outubro</text:span></text:p>
      <text:p text:style-name="P26"><text:span text:style-name="T24">Noviembre</text:span><text:span text:style-name="T21">: </text:span><text:span text:style-name="T20">Novembro</text:span></text:p>
      <text:p text:style-name="P26"><text:span text:style-name="T24">Diciembre</text:span><text:span text:style-name="T21">: </text:span><text:span text:style-name="T20">Dezembro</text:span></text:p>
      <text:p text:style-name="P133"/>
      <text:p text:style-name="P131">Salmos 10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2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18M2S</meta:editing-duration>
    <meta:editing-cycles>29</meta:editing-cycles>
    <meta:generator>LibreOffice/7.1.3.2$Windows_X86_64 LibreOffice_project/47f78053abe362b9384784d31a6e56f8511eb1c1</meta:generator>
    <dc:date>2021-06-03T11:28:12.978000000</dc:date>
    <meta:document-statistic meta:table-count="4" meta:image-count="1" meta:object-count="0" meta:page-count="13" meta:paragraph-count="503" meta:word-count="1744" meta:character-count="9628" meta:non-whitespace-character-count="8401"/>
  </office:meta>
</office:document-meta>
</file>